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2701in"/>
    </style:style>
    <style:style style:name="co2" style:family="table-column">
      <style:table-column-properties fo:break-before="auto" style:column-width="1.5083in"/>
    </style:style>
    <style:style style:name="co3" style:family="table-column">
      <style:table-column-properties fo:break-before="auto" style:column-width="1.4362in"/>
    </style:style>
    <style:style style:name="co4" style:family="table-column">
      <style:table-column-properties fo:break-before="auto" style:column-width="1.5811in"/>
    </style:style>
    <style:style style:name="co5" style:family="table-column">
      <style:table-column-properties fo:break-before="auto" style:column-width="1.498in"/>
    </style:style>
    <style:style style:name="co6" style:family="table-column">
      <style:table-column-properties fo:break-before="auto" style:column-width="1.4665in"/>
    </style:style>
    <style:style style:name="co7" style:family="table-column">
      <style:table-column-properties fo:break-before="auto" style:column-width="1.539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este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7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winner_ht</text:p>
          </table:table-cell>
          <table:table-cell office:value-type="string" calcext:value-type="string">
            <text:p>winner_age</text:p>
          </table:table-cell>
          <table:table-cell office:value-type="string" calcext:value-type="string">
            <text:p>loser_id</text:p>
          </table:table-cell>
          <table:table-cell office:value-type="string" calcext:value-type="string">
            <text:p>loser_seed</text:p>
          </table:table-cell>
          <table:table-cell office:value-type="string" calcext:value-type="string">
            <text:p>loser_ht</text:p>
          </table:table-cell>
          <table:table-cell office:value-type="string" calcext:value-type="string">
            <text:p>loser_age</text:p>
          </table:table-cell>
          <table:table-cell office:value-type="string" calcext:value-type="string">
            <text:p>best_of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w_ace</text:p>
          </table:table-cell>
          <table:table-cell office:value-type="string" calcext:value-type="string">
            <text:p>w_df</text:p>
          </table:table-cell>
          <table:table-cell office:value-type="string" calcext:value-type="string">
            <text:p>w_svpt</text:p>
          </table:table-cell>
          <table:table-cell office:value-type="string" calcext:value-type="string">
            <text:p>w_1stIn</text:p>
          </table:table-cell>
          <table:table-cell office:value-type="string" calcext:value-type="string">
            <text:p>w_1stWon</text:p>
          </table:table-cell>
          <table:table-cell office:value-type="string" calcext:value-type="string">
            <text:p>w_2ndWon</text:p>
          </table:table-cell>
          <table:table-cell office:value-type="string" calcext:value-type="string">
            <text:p>w_SvGms</text:p>
          </table:table-cell>
          <table:table-cell office:value-type="string" calcext:value-type="string">
            <text:p>w_bpSaved</text:p>
          </table:table-cell>
          <table:table-cell office:value-type="string" calcext:value-type="string">
            <text:p>w_bpFaced</text:p>
          </table:table-cell>
          <table:table-cell office:value-type="string" calcext:value-type="string">
            <text:p>l_ace</text:p>
          </table:table-cell>
          <table:table-cell office:value-type="string" calcext:value-type="string">
            <text:p>l_df</text:p>
          </table:table-cell>
          <table:table-cell office:value-type="string" calcext:value-type="string">
            <text:p>l_svpt</text:p>
          </table:table-cell>
          <table:table-cell office:value-type="string" calcext:value-type="string">
            <text:p>l_1stIn</text:p>
          </table:table-cell>
          <table:table-cell office:value-type="string" calcext:value-type="string">
            <text:p>l_1stWon</text:p>
          </table:table-cell>
          <table:table-cell office:value-type="string" calcext:value-type="string">
            <text:p>l_2ndWon</text:p>
          </table:table-cell>
          <table:table-cell office:value-type="string" calcext:value-type="string">
            <text:p>l_SvGms</text:p>
          </table:table-cell>
          <table:table-cell office:value-type="string" calcext:value-type="string">
            <text:p>l_bpSaved</text:p>
          </table:table-cell>
          <table:table-cell office:value-type="string" calcext:value-type="string">
            <text:p>l_bpFaced</text:p>
          </table:table-cell>
          <table:table-cell office:value-type="string" calcext:value-type="string">
            <text:p>winner_rank</text:p>
          </table:table-cell>
          <table:table-cell office:value-type="string" calcext:value-type="string">
            <text:p>winner_rank_points</text:p>
          </table:table-cell>
          <table:table-cell office:value-type="string" calcext:value-type="string">
            <text:p>loser_rank</text:p>
          </table:table-cell>
          <table:table-cell office:value-type="string" calcext:value-type="string">
            <text:p>loser_rank_points</text:p>
          </table:table-cell>
        </table:table-row>
        <table:table-row table:style-name="ro1">
          <table:table-cell office:value-type="string" calcext:value-type="string">
            <text:p>winner_ht</text:p>
          </table:table-cell>
          <table:table-cell office:value-type="float" office:value="1" calcext:value-type="float">
            <text:p>1</text:p>
          </table:table-cell>
          <table:table-cell office:value-type="float" office:value="-0.123502330984585" calcext:value-type="float">
            <text:p>-0.123502330984585</text:p>
          </table:table-cell>
          <table:table-cell office:value-type="float" office:value="-0.041528803352547" calcext:value-type="float">
            <text:p>-0.041528803352547</text:p>
          </table:table-cell>
          <table:table-cell office:value-type="float" office:value="0.00163962886950467" calcext:value-type="float">
            <text:p>0.00163962886950467</text:p>
          </table:table-cell>
          <table:table-cell office:value-type="float" office:value="0.0146245194038583" calcext:value-type="float">
            <text:p>0.0146245194038583</text:p>
          </table:table-cell>
          <table:table-cell office:value-type="float" office:value="0.00692041453155532" calcext:value-type="float">
            <text:p>0.00692041453155532</text:p>
          </table:table-cell>
          <table:table-cell office:value-type="float" office:value="0.018089069217144" calcext:value-type="float">
            <text:p>0.018089069217144</text:p>
          </table:table-cell>
          <table:table-cell office:value-type="float" office:value="-0.072642343354783" calcext:value-type="float">
            <text:p>-0.072642343354783</text:p>
          </table:table-cell>
          <table:table-cell office:value-type="float" office:value="0.472787988260498" calcext:value-type="float">
            <text:p>0.472787988260498</text:p>
          </table:table-cell>
          <table:table-cell office:value-type="float" office:value="0.0901344625710417" calcext:value-type="float">
            <text:p>0.0901344625710417</text:p>
          </table:table-cell>
          <table:table-cell office:value-type="float" office:value="-0.0463158632580552" calcext:value-type="float">
            <text:p>-0.0463158632580552</text:p>
          </table:table-cell>
          <table:table-cell office:value-type="float" office:value="-0.0275842968752155" calcext:value-type="float">
            <text:p>-0.0275842968752155</text:p>
          </table:table-cell>
          <table:table-cell office:value-type="float" office:value="0.0698038092368646" calcext:value-type="float">
            <text:p>0.0698038092368646</text:p>
          </table:table-cell>
          <table:table-cell office:value-type="float" office:value="-0.0772433957647573" calcext:value-type="float">
            <text:p>-0.0772433957647573</text:p>
          </table:table-cell>
          <table:table-cell office:value-type="float" office:value="0.0119353714963126" calcext:value-type="float">
            <text:p>0.0119353714963126</text:p>
          </table:table-cell>
          <table:table-cell office:value-type="float" office:value="-0.141902052481243" calcext:value-type="float">
            <text:p>-0.141902052481243</text:p>
          </table:table-cell>
          <table:table-cell office:value-type="float" office:value="-0.17670845162307" calcext:value-type="float">
            <text:p>-0.17670845162307</text:p>
          </table:table-cell>
          <table:table-cell office:value-type="float" office:value="-0.0181980723967974" calcext:value-type="float">
            <text:p>-0.0181980723967974</text:p>
          </table:table-cell>
          <table:table-cell office:value-type="float" office:value="-0.03744919551333" calcext:value-type="float">
            <text:p>-0.03744919551333</text:p>
          </table:table-cell>
          <table:table-cell office:value-type="float" office:value="-0.0167764576880219" calcext:value-type="float">
            <text:p>-0.0167764576880219</text:p>
          </table:table-cell>
          <table:table-cell office:value-type="float" office:value="0.00869671182278341" calcext:value-type="float">
            <text:p>0.00869671182278341</text:p>
          </table:table-cell>
          <table:table-cell office:value-type="float" office:value="0.0531743985743727" calcext:value-type="float">
            <text:p>0.0531743985743727</text:p>
          </table:table-cell>
          <table:table-cell office:value-type="float" office:value="0.00780058755307987" calcext:value-type="float">
            <text:p>0.00780058755307987</text:p>
          </table:table-cell>
          <table:table-cell office:value-type="float" office:value="0.00806351635705276" calcext:value-type="float">
            <text:p>0.00806351635705276</text:p>
          </table:table-cell>
          <table:table-cell office:value-type="float" office:value="-0.087248647876982" calcext:value-type="float">
            <text:p>-0.087248647876982</text:p>
          </table:table-cell>
          <table:table-cell office:value-type="float" office:value="-0.143113898310517" calcext:value-type="float">
            <text:p>-0.143113898310517</text:p>
          </table:table-cell>
          <table:table-cell office:value-type="float" office:value="-0.0843235953444352" calcext:value-type="float">
            <text:p>-0.0843235953444352</text:p>
          </table:table-cell>
          <table:table-cell office:value-type="float" office:value="0.092454275982658" calcext:value-type="float">
            <text:p>0.092454275982658</text:p>
          </table:table-cell>
          <table:table-cell office:value-type="float" office:value="-0.0511732213001213" calcext:value-type="float">
            <text:p>-0.0511732213001213</text:p>
          </table:table-cell>
          <table:table-cell office:value-type="float" office:value="0.0332124986906272" calcext:value-type="float">
            <text:p>0.0332124986906272</text:p>
          </table:table-cell>
        </table:table-row>
        <table:table-row table:style-name="ro1">
          <table:table-cell office:value-type="string" calcext:value-type="string">
            <text:p>winner_age</text:p>
          </table:table-cell>
          <table:table-cell office:value-type="float" office:value="-0.123502330984585" calcext:value-type="float">
            <text:p>-0.123502330984585</text:p>
          </table:table-cell>
          <table:table-cell office:value-type="float" office:value="1" calcext:value-type="float">
            <text:p>1</text:p>
          </table:table-cell>
          <table:table-cell office:value-type="float" office:value="-0.0574199647639101" calcext:value-type="float">
            <text:p>-0.0574199647639101</text:p>
          </table:table-cell>
          <table:table-cell office:value-type="float" office:value="0.0759384611332701" calcext:value-type="float">
            <text:p>0.0759384611332701</text:p>
          </table:table-cell>
          <table:table-cell office:value-type="float" office:value="-0.0250615595505586" calcext:value-type="float">
            <text:p>-0.0250615595505586</text:p>
          </table:table-cell>
          <table:table-cell office:value-type="float" office:value="0.0159503329707191" calcext:value-type="float">
            <text:p>0.0159503329707191</text:p>
          </table:table-cell>
          <table:table-cell office:value-type="float" office:value="0.043472108036582" calcext:value-type="float">
            <text:p>0.043472108036582</text:p>
          </table:table-cell>
          <table:table-cell office:value-type="float" office:value="0.0522779174165262" calcext:value-type="float">
            <text:p>0.0522779174165262</text:p>
          </table:table-cell>
          <table:table-cell office:value-type="float" office:value="0.0642794000916374" calcext:value-type="float">
            <text:p>0.0642794000916374</text:p>
          </table:table-cell>
          <table:table-cell office:value-type="float" office:value="0.014850409867195" calcext:value-type="float">
            <text:p>0.014850409867195</text:p>
          </table:table-cell>
          <table:table-cell office:value-type="float" office:value="0.0316991500488987" calcext:value-type="float">
            <text:p>0.0316991500488987</text:p>
          </table:table-cell>
          <table:table-cell office:value-type="float" office:value="0.020731937919578" calcext:value-type="float">
            <text:p>0.020731937919578</text:p>
          </table:table-cell>
          <table:table-cell office:value-type="float" office:value="0.0304027384105441" calcext:value-type="float">
            <text:p>0.0304027384105441</text:p>
          </table:table-cell>
          <table:table-cell office:value-type="float" office:value="0.0560911628594092" calcext:value-type="float">
            <text:p>0.0560911628594092</text:p>
          </table:table-cell>
          <table:table-cell office:value-type="float" office:value="0.0363069658142733" calcext:value-type="float">
            <text:p>0.0363069658142733</text:p>
          </table:table-cell>
          <table:table-cell office:value-type="float" office:value="0.00936852947778791" calcext:value-type="float">
            <text:p>0.00936852947778791</text:p>
          </table:table-cell>
          <table:table-cell office:value-type="float" office:value="0.00405771446890872" calcext:value-type="float">
            <text:p>0.00405771446890872</text:p>
          </table:table-cell>
          <table:table-cell office:value-type="float" office:value="0.081441592312188" calcext:value-type="float">
            <text:p>0.081441592312188</text:p>
          </table:table-cell>
          <table:table-cell office:value-type="float" office:value="0.0101926848232487" calcext:value-type="float">
            <text:p>0.0101926848232487</text:p>
          </table:table-cell>
          <table:table-cell office:value-type="float" office:value="0.0287182044063108" calcext:value-type="float">
            <text:p>0.0287182044063108</text:p>
          </table:table-cell>
          <table:table-cell office:value-type="float" office:value="0.0248173872855556" calcext:value-type="float">
            <text:p>0.0248173872855556</text:p>
          </table:table-cell>
          <table:table-cell office:value-type="float" office:value="0.0312838813701948" calcext:value-type="float">
            <text:p>0.0312838813701948</text:p>
          </table:table-cell>
          <table:table-cell office:value-type="float" office:value="0.0240619635333371" calcext:value-type="float">
            <text:p>0.0240619635333371</text:p>
          </table:table-cell>
          <table:table-cell office:value-type="float" office:value="0.031621910508917" calcext:value-type="float">
            <text:p>0.031621910508917</text:p>
          </table:table-cell>
          <table:table-cell office:value-type="float" office:value="0.0349641879785856" calcext:value-type="float">
            <text:p>0.0349641879785856</text:p>
          </table:table-cell>
          <table:table-cell office:value-type="float" office:value="0.0251838048975956" calcext:value-type="float">
            <text:p>0.0251838048975956</text:p>
          </table:table-cell>
          <table:table-cell office:value-type="float" office:value="-0.156097042788714" calcext:value-type="float">
            <text:p>-0.156097042788714</text:p>
          </table:table-cell>
          <table:table-cell office:value-type="float" office:value="0.208939006959603" calcext:value-type="float">
            <text:p>0.208939006959603</text:p>
          </table:table-cell>
          <table:table-cell office:value-type="float" office:value="-0.00410449383106036" calcext:value-type="float">
            <text:p>-0.00410449383106036</text:p>
          </table:table-cell>
          <table:table-cell office:value-type="float" office:value="0.0130214362776399" calcext:value-type="float">
            <text:p>0.0130214362776399</text:p>
          </table:table-cell>
        </table:table-row>
        <table:table-row table:style-name="ro1">
          <table:table-cell office:value-type="string" calcext:value-type="string">
            <text:p>loser_id</text:p>
          </table:table-cell>
          <table:table-cell office:value-type="float" office:value="-0.041528803352547" calcext:value-type="float">
            <text:p>-0.041528803352547</text:p>
          </table:table-cell>
          <table:table-cell office:value-type="float" office:value="-0.0574199647639101" calcext:value-type="float">
            <text:p>-0.0574199647639101</text:p>
          </table:table-cell>
          <table:table-cell office:value-type="float" office:value="1" calcext:value-type="float">
            <text:p>1</text:p>
          </table:table-cell>
          <table:table-cell office:value-type="float" office:value="0.0412668836182325" calcext:value-type="float">
            <text:p>0.0412668836182325</text:p>
          </table:table-cell>
          <table:table-cell office:value-type="float" office:value="0.0925183962500178" calcext:value-type="float">
            <text:p>0.0925183962500178</text:p>
          </table:table-cell>
          <table:table-cell office:value-type="float" office:value="-0.680454525091087" calcext:value-type="float">
            <text:p>-0.680454525091087</text:p>
          </table:table-cell>
          <table:table-cell office:value-type="float" office:value="-0.0334767372743352" calcext:value-type="float">
            <text:p>-0.0334767372743352</text:p>
          </table:table-cell>
          <table:table-cell office:value-type="float" office:value="0.00721124466654582" calcext:value-type="float">
            <text:p>0.00721124466654582</text:p>
          </table:table-cell>
          <table:table-cell office:value-type="float" office:value="-0.0699322126501884" calcext:value-type="float">
            <text:p>-0.0699322126501884</text:p>
          </table:table-cell>
          <table:table-cell office:value-type="float" office:value="-0.0423776057855524" calcext:value-type="float">
            <text:p>-0.0423776057855524</text:p>
          </table:table-cell>
          <table:table-cell office:value-type="float" office:value="0.00188017130938077" calcext:value-type="float">
            <text:p>0.00188017130938077</text:p>
          </table:table-cell>
          <table:table-cell office:value-type="float" office:value="-0.00470236128215897" calcext:value-type="float">
            <text:p>-0.00470236128215897</text:p>
          </table:table-cell>
          <table:table-cell office:value-type="float" office:value="-0.0177919462531767" calcext:value-type="float">
            <text:p>-0.0177919462531767</text:p>
          </table:table-cell>
          <table:table-cell office:value-type="float" office:value="0.0265246872700443" calcext:value-type="float">
            <text:p>0.0265246872700443</text:p>
          </table:table-cell>
          <table:table-cell office:value-type="float" office:value="-0.00825608146098024" calcext:value-type="float">
            <text:p>-0.00825608146098024</text:p>
          </table:table-cell>
          <table:table-cell office:value-type="float" office:value="0.0174008928400964" calcext:value-type="float">
            <text:p>0.0174008928400964</text:p>
          </table:table-cell>
          <table:table-cell office:value-type="float" office:value="0.0119644413149364" calcext:value-type="float">
            <text:p>0.0119644413149364</text:p>
          </table:table-cell>
          <table:table-cell office:value-type="float" office:value="-0.0304008133467999" calcext:value-type="float">
            <text:p>-0.0304008133467999</text:p>
          </table:table-cell>
          <table:table-cell office:value-type="float" office:value="0.0221114373154828" calcext:value-type="float">
            <text:p>0.0221114373154828</text:p>
          </table:table-cell>
          <table:table-cell office:value-type="float" office:value="0.00567646205676177" calcext:value-type="float">
            <text:p>0.00567646205676177</text:p>
          </table:table-cell>
          <table:table-cell office:value-type="float" office:value="0.0133380674277142" calcext:value-type="float">
            <text:p>0.0133380674277142</text:p>
          </table:table-cell>
          <table:table-cell office:value-type="float" office:value="0.00310785830109697" calcext:value-type="float">
            <text:p>0.00310785830109697</text:p>
          </table:table-cell>
          <table:table-cell office:value-type="float" office:value="-0.0129996381019081" calcext:value-type="float">
            <text:p>-0.0129996381019081</text:p>
          </table:table-cell>
          <table:table-cell office:value-type="float" office:value="-0.00144134791099392" calcext:value-type="float">
            <text:p>-0.00144134791099392</text:p>
          </table:table-cell>
          <table:table-cell office:value-type="float" office:value="0.0478110051123349" calcext:value-type="float">
            <text:p>0.0478110051123349</text:p>
          </table:table-cell>
          <table:table-cell office:value-type="float" office:value="0.0457134211296713" calcext:value-type="float">
            <text:p>0.0457134211296713</text:p>
          </table:table-cell>
          <table:table-cell office:value-type="float" office:value="0.134529290169698" calcext:value-type="float">
            <text:p>0.134529290169698</text:p>
          </table:table-cell>
          <table:table-cell office:value-type="float" office:value="-0.0170265042050979" calcext:value-type="float">
            <text:p>-0.0170265042050979</text:p>
          </table:table-cell>
          <table:table-cell office:value-type="float" office:value="0.184742633004396" calcext:value-type="float">
            <text:p>0.184742633004396</text:p>
          </table:table-cell>
          <table:table-cell office:value-type="float" office:value="-0.0965788450478441" calcext:value-type="float">
            <text:p>-0.0965788450478441</text:p>
          </table:table-cell>
        </table:table-row>
        <table:table-row table:style-name="ro1">
          <table:table-cell office:value-type="string" calcext:value-type="string">
            <text:p>loser_seed</text:p>
          </table:table-cell>
          <table:table-cell office:value-type="float" office:value="0.00163962886950467" calcext:value-type="float">
            <text:p>0.00163962886950467</text:p>
          </table:table-cell>
          <table:table-cell office:value-type="float" office:value="0.0759384611332701" calcext:value-type="float">
            <text:p>0.0759384611332701</text:p>
          </table:table-cell>
          <table:table-cell office:value-type="float" office:value="0.0412668836182325" calcext:value-type="float">
            <text:p>0.0412668836182325</text:p>
          </table:table-cell>
          <table:table-cell office:value-type="float" office:value="1" calcext:value-type="float">
            <text:p>1</text:p>
          </table:table-cell>
          <table:table-cell office:value-type="float" office:value="0.0164030914407068" calcext:value-type="float">
            <text:p>0.0164030914407068</text:p>
          </table:table-cell>
          <table:table-cell office:value-type="float" office:value="-0.0183956924052895" calcext:value-type="float">
            <text:p>-0.0183956924052895</text:p>
          </table:table-cell>
          <table:table-cell office:value-type="float" office:value="0.682848563507006" calcext:value-type="float">
            <text:p>0.682848563507006</text:p>
          </table:table-cell>
          <table:table-cell office:value-type="float" office:value="0.317500590351398" calcext:value-type="float">
            <text:p>0.317500590351398</text:p>
          </table:table-cell>
          <table:table-cell office:value-type="float" office:value="0.144900226481552" calcext:value-type="float">
            <text:p>0.144900226481552</text:p>
          </table:table-cell>
          <table:table-cell office:value-type="float" office:value="0.189810552057718" calcext:value-type="float">
            <text:p>0.189810552057718</text:p>
          </table:table-cell>
          <table:table-cell office:value-type="float" office:value="0.338894568559809" calcext:value-type="float">
            <text:p>0.338894568559809</text:p>
          </table:table-cell>
          <table:table-cell office:value-type="float" office:value="0.331838498814836" calcext:value-type="float">
            <text:p>0.331838498814836</text:p>
          </table:table-cell>
          <table:table-cell office:value-type="float" office:value="0.338402971162946" calcext:value-type="float">
            <text:p>0.338402971162946</text:p>
          </table:table-cell>
          <table:table-cell office:value-type="float" office:value="0.303227462449811" calcext:value-type="float">
            <text:p>0.303227462449811</text:p>
          </table:table-cell>
          <table:table-cell office:value-type="float" office:value="0.36992619066259" calcext:value-type="float">
            <text:p>0.36992619066259</text:p>
          </table:table-cell>
          <table:table-cell office:value-type="float" office:value="0.16365512554394" calcext:value-type="float">
            <text:p>0.16365512554394</text:p>
          </table:table-cell>
          <table:table-cell office:value-type="float" office:value="0.176311357315733" calcext:value-type="float">
            <text:p>0.176311357315733</text:p>
          </table:table-cell>
          <table:table-cell office:value-type="float" office:value="0.106419951507991" calcext:value-type="float">
            <text:p>0.106419951507991</text:p>
          </table:table-cell>
          <table:table-cell office:value-type="float" office:value="0.126784791210166" calcext:value-type="float">
            <text:p>0.126784791210166</text:p>
          </table:table-cell>
          <table:table-cell office:value-type="float" office:value="0.330495723658148" calcext:value-type="float">
            <text:p>0.330495723658148</text:p>
          </table:table-cell>
          <table:table-cell office:value-type="float" office:value="0.318208845807334" calcext:value-type="float">
            <text:p>0.318208845807334</text:p>
          </table:table-cell>
          <table:table-cell office:value-type="float" office:value="0.282105187834238" calcext:value-type="float">
            <text:p>0.282105187834238</text:p>
          </table:table-cell>
          <table:table-cell office:value-type="float" office:value="0.229301116759481" calcext:value-type="float">
            <text:p>0.229301116759481</text:p>
          </table:table-cell>
          <table:table-cell office:value-type="float" office:value="0.349718217242474" calcext:value-type="float">
            <text:p>0.349718217242474</text:p>
          </table:table-cell>
          <table:table-cell office:value-type="float" office:value="0.256726494100959" calcext:value-type="float">
            <text:p>0.256726494100959</text:p>
          </table:table-cell>
          <table:table-cell office:value-type="float" office:value="0.327399344196933" calcext:value-type="float">
            <text:p>0.327399344196933</text:p>
          </table:table-cell>
          <table:table-cell office:value-type="float" office:value="-0.057615469357963" calcext:value-type="float">
            <text:p>-0.057615469357963</text:p>
          </table:table-cell>
          <table:table-cell office:value-type="float" office:value="0.113094929491964" calcext:value-type="float">
            <text:p>0.113094929491964</text:p>
          </table:table-cell>
          <table:table-cell office:value-type="float" office:value="0.132759510380005" calcext:value-type="float">
            <text:p>0.132759510380005</text:p>
          </table:table-cell>
          <table:table-cell office:value-type="float" office:value="-0.32115454558435" calcext:value-type="float">
            <text:p>-0.32115454558435</text:p>
          </table:table-cell>
        </table:table-row>
        <table:table-row table:style-name="ro1">
          <table:table-cell office:value-type="string" calcext:value-type="string">
            <text:p>loser_ht</text:p>
          </table:table-cell>
          <table:table-cell office:value-type="float" office:value="0.0146245194038583" calcext:value-type="float">
            <text:p>0.0146245194038583</text:p>
          </table:table-cell>
          <table:table-cell office:value-type="float" office:value="-0.0250615595505586" calcext:value-type="float">
            <text:p>-0.0250615595505586</text:p>
          </table:table-cell>
          <table:table-cell office:value-type="float" office:value="0.0925183962500178" calcext:value-type="float">
            <text:p>0.0925183962500178</text:p>
          </table:table-cell>
          <table:table-cell office:value-type="float" office:value="0.0164030914407068" calcext:value-type="float">
            <text:p>0.0164030914407068</text:p>
          </table:table-cell>
          <table:table-cell office:value-type="float" office:value="1" calcext:value-type="float">
            <text:p>1</text:p>
          </table:table-cell>
          <table:table-cell office:value-type="float" office:value="-0.104411361950814" calcext:value-type="float">
            <text:p>-0.104411361950814</text:p>
          </table:table-cell>
          <table:table-cell office:value-type="float" office:value="0.00805611263191802" calcext:value-type="float">
            <text:p>0.00805611263191802</text:p>
          </table:table-cell>
          <table:table-cell office:value-type="float" office:value="-0.000113725863897038" calcext:value-type="float">
            <text:p>-0.000113725863897038</text:p>
          </table:table-cell>
          <table:table-cell office:value-type="float" office:value="-0.00384524391377844" calcext:value-type="float">
            <text:p>-0.00384524391377844</text:p>
          </table:table-cell>
          <table:table-cell office:value-type="float" office:value="0.00046931003503318" calcext:value-type="float">
            <text:p>0.00046931003503318</text:p>
          </table:table-cell>
          <table:table-cell office:value-type="float" office:value="0.0291674995458425" calcext:value-type="float">
            <text:p>0.0291674995458425</text:p>
          </table:table-cell>
          <table:table-cell office:value-type="float" office:value="0.0323326233043507" calcext:value-type="float">
            <text:p>0.0323326233043507</text:p>
          </table:table-cell>
          <table:table-cell office:value-type="float" office:value="0.0784855485984919" calcext:value-type="float">
            <text:p>0.0784855485984919</text:p>
          </table:table-cell>
          <table:table-cell office:value-type="float" office:value="0.0628326364721888" calcext:value-type="float">
            <text:p>0.0628326364721888</text:p>
          </table:table-cell>
          <table:table-cell office:value-type="float" office:value="0.054175683819879" calcext:value-type="float">
            <text:p>0.054175683819879</text:p>
          </table:table-cell>
          <table:table-cell office:value-type="float" office:value="-0.0368125113308583" calcext:value-type="float">
            <text:p>-0.0368125113308583</text:p>
          </table:table-cell>
          <table:table-cell office:value-type="float" office:value="-0.068300218709753" calcext:value-type="float">
            <text:p>-0.068300218709753</text:p>
          </table:table-cell>
          <table:table-cell office:value-type="float" office:value="0.456756513296122" calcext:value-type="float">
            <text:p>0.456756513296122</text:p>
          </table:table-cell>
          <table:table-cell office:value-type="float" office:value="0.140069827730911" calcext:value-type="float">
            <text:p>0.140069827730911</text:p>
          </table:table-cell>
          <table:table-cell office:value-type="float" office:value="0.0230473918506488" calcext:value-type="float">
            <text:p>0.0230473918506488</text:p>
          </table:table-cell>
          <table:table-cell office:value-type="float" office:value="0.0306774407623482" calcext:value-type="float">
            <text:p>0.0306774407623482</text:p>
          </table:table-cell>
          <table:table-cell office:value-type="float" office:value="0.120193773421555" calcext:value-type="float">
            <text:p>0.120193773421555</text:p>
          </table:table-cell>
          <table:table-cell office:value-type="float" office:value="-0.00189115268233432" calcext:value-type="float">
            <text:p>-0.00189115268233432</text:p>
          </table:table-cell>
          <table:table-cell office:value-type="float" office:value="0.0583553138455954" calcext:value-type="float">
            <text:p>0.0583553138455954</text:p>
          </table:table-cell>
          <table:table-cell office:value-type="float" office:value="-0.0631905978913782" calcext:value-type="float">
            <text:p>-0.0631905978913782</text:p>
          </table:table-cell>
          <table:table-cell office:value-type="float" office:value="-0.129071465748237" calcext:value-type="float">
            <text:p>-0.129071465748237</text:p>
          </table:table-cell>
          <table:table-cell office:value-type="float" office:value="-0.0543191578394434" calcext:value-type="float">
            <text:p>-0.0543191578394434</text:p>
          </table:table-cell>
          <table:table-cell office:value-type="float" office:value="0.0138054807650731" calcext:value-type="float">
            <text:p>0.0138054807650731</text:p>
          </table:table-cell>
          <table:table-cell office:value-type="float" office:value="-0.0874568150854064" calcext:value-type="float">
            <text:p>-0.0874568150854064</text:p>
          </table:table-cell>
          <table:table-cell office:value-type="float" office:value="0.116335679234793" calcext:value-type="float">
            <text:p>0.116335679234793</text:p>
          </table:table-cell>
        </table:table-row>
        <table:table-row table:style-name="ro1">
          <table:table-cell office:value-type="string" calcext:value-type="string">
            <text:p>loser_age</text:p>
          </table:table-cell>
          <table:table-cell office:value-type="float" office:value="0.00692041453155532" calcext:value-type="float">
            <text:p>0.00692041453155532</text:p>
          </table:table-cell>
          <table:table-cell office:value-type="float" office:value="0.0159503329707191" calcext:value-type="float">
            <text:p>0.0159503329707191</text:p>
          </table:table-cell>
          <table:table-cell office:value-type="float" office:value="-0.680454525091087" calcext:value-type="float">
            <text:p>-0.680454525091087</text:p>
          </table:table-cell>
          <table:table-cell office:value-type="float" office:value="-0.0183956924052895" calcext:value-type="float">
            <text:p>-0.0183956924052895</text:p>
          </table:table-cell>
          <table:table-cell office:value-type="float" office:value="-0.104411361950814" calcext:value-type="float">
            <text:p>-0.104411361950814</text:p>
          </table:table-cell>
          <table:table-cell office:value-type="float" office:value="1" calcext:value-type="float">
            <text:p>1</text:p>
          </table:table-cell>
          <table:table-cell office:value-type="float" office:value="0.0267486887152299" calcext:value-type="float">
            <text:p>0.0267486887152299</text:p>
          </table:table-cell>
          <table:table-cell office:value-type="float" office:value="-0.0407797781298761" calcext:value-type="float">
            <text:p>-0.0407797781298761</text:p>
          </table:table-cell>
          <table:table-cell office:value-type="float" office:value="0.0372810331971162" calcext:value-type="float">
            <text:p>0.0372810331971162</text:p>
          </table:table-cell>
          <table:table-cell office:value-type="float" office:value="0.0202292521797229" calcext:value-type="float">
            <text:p>0.0202292521797229</text:p>
          </table:table-cell>
          <table:table-cell office:value-type="float" office:value="-0.0388205613296627" calcext:value-type="float">
            <text:p>-0.0388205613296627</text:p>
          </table:table-cell>
          <table:table-cell office:value-type="float" office:value="-0.0300748058777091" calcext:value-type="float">
            <text:p>-0.0300748058777091</text:p>
          </table:table-cell>
          <table:table-cell office:value-type="float" office:value="-0.0211615406929447" calcext:value-type="float">
            <text:p>-0.0211615406929447</text:p>
          </table:table-cell>
          <table:table-cell office:value-type="float" office:value="-0.0456425941051871" calcext:value-type="float">
            <text:p>-0.0456425941051871</text:p>
          </table:table-cell>
          <table:table-cell office:value-type="float" office:value="-0.0261910822063552" calcext:value-type="float">
            <text:p>-0.0261910822063552</text:p>
          </table:table-cell>
          <table:table-cell office:value-type="float" office:value="-0.0445352581095749" calcext:value-type="float">
            <text:p>-0.0445352581095749</text:p>
          </table:table-cell>
          <table:table-cell office:value-type="float" office:value="-0.0429454569562957" calcext:value-type="float">
            <text:p>-0.0429454569562957</text:p>
          </table:table-cell>
          <table:table-cell office:value-type="float" office:value="0.00609382953689504" calcext:value-type="float">
            <text:p>0.00609382953689504</text:p>
          </table:table-cell>
          <table:table-cell office:value-type="float" office:value="-0.00721855074468164" calcext:value-type="float">
            <text:p>-0.00721855074468164</text:p>
          </table:table-cell>
          <table:table-cell office:value-type="float" office:value="-0.0281060870292646" calcext:value-type="float">
            <text:p>-0.0281060870292646</text:p>
          </table:table-cell>
          <table:table-cell office:value-type="float" office:value="-0.0632764782129793" calcext:value-type="float">
            <text:p>-0.0632764782129793</text:p>
          </table:table-cell>
          <table:table-cell office:value-type="float" office:value="-0.0535842374105889" calcext:value-type="float">
            <text:p>-0.0535842374105889</text:p>
          </table:table-cell>
          <table:table-cell office:value-type="float" office:value="0.0385873870803465" calcext:value-type="float">
            <text:p>0.0385873870803465</text:p>
          </table:table-cell>
          <table:table-cell office:value-type="float" office:value="-0.0278388710999772" calcext:value-type="float">
            <text:p>-0.0278388710999772</text:p>
          </table:table-cell>
          <table:table-cell office:value-type="float" office:value="0.000523335620744302" calcext:value-type="float">
            <text:p>0.000523335620744302</text:p>
          </table:table-cell>
          <table:table-cell office:value-type="float" office:value="-0.00570119114680305" calcext:value-type="float">
            <text:p>-0.00570119114680305</text:p>
          </table:table-cell>
          <table:table-cell office:value-type="float" office:value="-0.0737127215604996" calcext:value-type="float">
            <text:p>-0.0737127215604996</text:p>
          </table:table-cell>
          <table:table-cell office:value-type="float" office:value="0.00778577013364703" calcext:value-type="float">
            <text:p>0.00778577013364703</text:p>
          </table:table-cell>
          <table:table-cell office:value-type="float" office:value="-0.12722936320498" calcext:value-type="float">
            <text:p>-0.12722936320498</text:p>
          </table:table-cell>
          <table:table-cell office:value-type="float" office:value="0.0396903129816907" calcext:value-type="float">
            <text:p>0.0396903129816907</text:p>
          </table:table-cell>
        </table:table-row>
        <table:table-row table:style-name="ro1">
          <table:table-cell office:value-type="string" calcext:value-type="string">
            <text:p>best_of</text:p>
          </table:table-cell>
          <table:table-cell office:value-type="float" office:value="0.018089069217144" calcext:value-type="float">
            <text:p>0.018089069217144</text:p>
          </table:table-cell>
          <table:table-cell office:value-type="float" office:value="0.043472108036582" calcext:value-type="float">
            <text:p>0.043472108036582</text:p>
          </table:table-cell>
          <table:table-cell office:value-type="float" office:value="-0.0334767372743352" calcext:value-type="float">
            <text:p>-0.0334767372743352</text:p>
          </table:table-cell>
          <table:table-cell office:value-type="float" office:value="0.682848563507006" calcext:value-type="float">
            <text:p>0.682848563507006</text:p>
          </table:table-cell>
          <table:table-cell office:value-type="float" office:value="0.00805611263191802" calcext:value-type="float">
            <text:p>0.00805611263191802</text:p>
          </table:table-cell>
          <table:table-cell office:value-type="float" office:value="0.0267486887152299" calcext:value-type="float">
            <text:p>0.0267486887152299</text:p>
          </table:table-cell>
          <table:table-cell office:value-type="float" office:value="1" calcext:value-type="float">
            <text:p>1</text:p>
          </table:table-cell>
          <table:table-cell office:value-type="float" office:value="0.503347514772397" calcext:value-type="float">
            <text:p>0.503347514772397</text:p>
          </table:table-cell>
          <table:table-cell office:value-type="float" office:value="0.205475688949068" calcext:value-type="float">
            <text:p>0.205475688949068</text:p>
          </table:table-cell>
          <table:table-cell office:value-type="float" office:value="0.167570258099549" calcext:value-type="float">
            <text:p>0.167570258099549</text:p>
          </table:table-cell>
          <table:table-cell office:value-type="float" office:value="0.531292072518039" calcext:value-type="float">
            <text:p>0.531292072518039</text:p>
          </table:table-cell>
          <table:table-cell office:value-type="float" office:value="0.525851288591416" calcext:value-type="float">
            <text:p>0.525851288591416</text:p>
          </table:table-cell>
          <table:table-cell office:value-type="float" office:value="0.542898489337002" calcext:value-type="float">
            <text:p>0.542898489337002</text:p>
          </table:table-cell>
          <table:table-cell office:value-type="float" office:value="0.4761094102987" calcext:value-type="float">
            <text:p>0.4761094102987</text:p>
          </table:table-cell>
          <table:table-cell office:value-type="float" office:value="0.610422248338864" calcext:value-type="float">
            <text:p>0.610422248338864</text:p>
          </table:table-cell>
          <table:table-cell office:value-type="float" office:value="0.23479622016972" calcext:value-type="float">
            <text:p>0.23479622016972</text:p>
          </table:table-cell>
          <table:table-cell office:value-type="float" office:value="0.268123996532014" calcext:value-type="float">
            <text:p>0.268123996532014</text:p>
          </table:table-cell>
          <table:table-cell office:value-type="float" office:value="0.186322574188995" calcext:value-type="float">
            <text:p>0.186322574188995</text:p>
          </table:table-cell>
          <table:table-cell office:value-type="float" office:value="0.217262814084533" calcext:value-type="float">
            <text:p>0.217262814084533</text:p>
          </table:table-cell>
          <table:table-cell office:value-type="float" office:value="0.557143384656119" calcext:value-type="float">
            <text:p>0.557143384656119</text:p>
          </table:table-cell>
          <table:table-cell office:value-type="float" office:value="0.542525144620267" calcext:value-type="float">
            <text:p>0.542525144620267</text:p>
          </table:table-cell>
          <table:table-cell office:value-type="float" office:value="0.470579602669951" calcext:value-type="float">
            <text:p>0.470579602669951</text:p>
          </table:table-cell>
          <table:table-cell office:value-type="float" office:value="0.382662270679413" calcext:value-type="float">
            <text:p>0.382662270679413</text:p>
          </table:table-cell>
          <table:table-cell office:value-type="float" office:value="0.588256141797873" calcext:value-type="float">
            <text:p>0.588256141797873</text:p>
          </table:table-cell>
          <table:table-cell office:value-type="float" office:value="0.29925387401951" calcext:value-type="float">
            <text:p>0.29925387401951</text:p>
          </table:table-cell>
          <table:table-cell office:value-type="float" office:value="0.440964995693863" calcext:value-type="float">
            <text:p>0.440964995693863</text:p>
          </table:table-cell>
          <table:table-cell office:value-type="float" office:value="-0.107372596052569" calcext:value-type="float">
            <text:p>-0.107372596052569</text:p>
          </table:table-cell>
          <table:table-cell office:value-type="float" office:value="0.146917292022689" calcext:value-type="float">
            <text:p>0.146917292022689</text:p>
          </table:table-cell>
          <table:table-cell office:value-type="float" office:value="-0.0848189019254716" calcext:value-type="float">
            <text:p>-0.0848189019254716</text:p>
          </table:table-cell>
          <table:table-cell office:value-type="float" office:value="-0.014679695985886" calcext:value-type="float">
            <text:p>-0.014679695985886</text:p>
          </table:table-cell>
        </table:table-row>
        <table:table-row table:style-name="ro1">
          <table:table-cell office:value-type="string" calcext:value-type="string">
            <text:p>minutes</text:p>
          </table:table-cell>
          <table:table-cell office:value-type="float" office:value="-0.072642343354783" calcext:value-type="float">
            <text:p>-0.072642343354783</text:p>
          </table:table-cell>
          <table:table-cell office:value-type="float" office:value="0.0522779174165262" calcext:value-type="float">
            <text:p>0.0522779174165262</text:p>
          </table:table-cell>
          <table:table-cell office:value-type="float" office:value="0.00721124466654582" calcext:value-type="float">
            <text:p>0.00721124466654582</text:p>
          </table:table-cell>
          <table:table-cell office:value-type="float" office:value="0.317500590351398" calcext:value-type="float">
            <text:p>0.317500590351398</text:p>
          </table:table-cell>
          <table:table-cell office:value-type="float" office:value="-0.000113725863897038" calcext:value-type="float">
            <text:p>-0.000113725863897038</text:p>
          </table:table-cell>
          <table:table-cell office:value-type="float" office:value="-0.0407797781298761" calcext:value-type="float">
            <text:p>-0.0407797781298761</text:p>
          </table:table-cell>
          <table:table-cell office:value-type="float" office:value="0.503347514772397" calcext:value-type="float">
            <text:p>0.503347514772397</text:p>
          </table:table-cell>
          <table:table-cell office:value-type="float" office:value="1" calcext:value-type="float">
            <text:p>1</text:p>
          </table:table-cell>
          <table:table-cell office:value-type="float" office:value="0.250200025571258" calcext:value-type="float">
            <text:p>0.250200025571258</text:p>
          </table:table-cell>
          <table:table-cell office:value-type="float" office:value="0.41902787950751" calcext:value-type="float">
            <text:p>0.41902787950751</text:p>
          </table:table-cell>
          <table:table-cell office:value-type="float" office:value="0.947409660193875" calcext:value-type="float">
            <text:p>0.947409660193875</text:p>
          </table:table-cell>
          <table:table-cell office:value-type="float" office:value="0.905887115615552" calcext:value-type="float">
            <text:p>0.905887115615552</text:p>
          </table:table-cell>
          <table:table-cell office:value-type="float" office:value="0.868705378400884" calcext:value-type="float">
            <text:p>0.868705378400884</text:p>
          </table:table-cell>
          <table:table-cell office:value-type="float" office:value="0.750006013878042" calcext:value-type="float">
            <text:p>0.750006013878042</text:p>
          </table:table-cell>
          <table:table-cell office:value-type="float" office:value="0.928877524759426" calcext:value-type="float">
            <text:p>0.928877524759426</text:p>
          </table:table-cell>
          <table:table-cell office:value-type="float" office:value="0.542078253849539" calcext:value-type="float">
            <text:p>0.542078253849539</text:p>
          </table:table-cell>
          <table:table-cell office:value-type="float" office:value="0.667695415631364" calcext:value-type="float">
            <text:p>0.667695415631364</text:p>
          </table:table-cell>
          <table:table-cell office:value-type="float" office:value="0.383347384075444" calcext:value-type="float">
            <text:p>0.383347384075444</text:p>
          </table:table-cell>
          <table:table-cell office:value-type="float" office:value="0.371454192036566" calcext:value-type="float">
            <text:p>0.371454192036566</text:p>
          </table:table-cell>
          <table:table-cell office:value-type="float" office:value="0.938371371736466" calcext:value-type="float">
            <text:p>0.938371371736466</text:p>
          </table:table-cell>
          <table:table-cell office:value-type="float" office:value="0.898219381837029" calcext:value-type="float">
            <text:p>0.898219381837029</text:p>
          </table:table-cell>
          <table:table-cell office:value-type="float" office:value="0.878748374372384" calcext:value-type="float">
            <text:p>0.878748374372384</text:p>
          </table:table-cell>
          <table:table-cell office:value-type="float" office:value="0.785238829999111" calcext:value-type="float">
            <text:p>0.785238829999111</text:p>
          </table:table-cell>
          <table:table-cell office:value-type="float" office:value="0.931478503803242" calcext:value-type="float">
            <text:p>0.931478503803242</text:p>
          </table:table-cell>
          <table:table-cell office:value-type="float" office:value="0.462102972691306" calcext:value-type="float">
            <text:p>0.462102972691306</text:p>
          </table:table-cell>
          <table:table-cell office:value-type="float" office:value="0.481703099955026" calcext:value-type="float">
            <text:p>0.481703099955026</text:p>
          </table:table-cell>
          <table:table-cell office:value-type="float" office:value="-0.0356997063969996" calcext:value-type="float">
            <text:p>-0.0356997063969996</text:p>
          </table:table-cell>
          <table:table-cell office:value-type="float" office:value="0.00984605806141637" calcext:value-type="float">
            <text:p>0.00984605806141637</text:p>
          </table:table-cell>
          <table:table-cell office:value-type="float" office:value="-0.0794240071311263" calcext:value-type="float">
            <text:p>-0.0794240071311263</text:p>
          </table:table-cell>
          <table:table-cell office:value-type="float" office:value="0.094099391568261" calcext:value-type="float">
            <text:p>0.094099391568261</text:p>
          </table:table-cell>
        </table:table-row>
        <table:table-row table:style-name="ro1">
          <table:table-cell office:value-type="string" calcext:value-type="string">
            <text:p>w_ace</text:p>
          </table:table-cell>
          <table:table-cell office:value-type="float" office:value="0.472787988260498" calcext:value-type="float">
            <text:p>0.472787988260498</text:p>
          </table:table-cell>
          <table:table-cell office:value-type="float" office:value="0.0642794000916374" calcext:value-type="float">
            <text:p>0.0642794000916374</text:p>
          </table:table-cell>
          <table:table-cell office:value-type="float" office:value="-0.0699322126501884" calcext:value-type="float">
            <text:p>-0.0699322126501884</text:p>
          </table:table-cell>
          <table:table-cell office:value-type="float" office:value="0.144900226481552" calcext:value-type="float">
            <text:p>0.144900226481552</text:p>
          </table:table-cell>
          <table:table-cell office:value-type="float" office:value="-0.00384524391377844" calcext:value-type="float">
            <text:p>-0.00384524391377844</text:p>
          </table:table-cell>
          <table:table-cell office:value-type="float" office:value="0.0372810331971162" calcext:value-type="float">
            <text:p>0.0372810331971162</text:p>
          </table:table-cell>
          <table:table-cell office:value-type="float" office:value="0.205475688949068" calcext:value-type="float">
            <text:p>0.205475688949068</text:p>
          </table:table-cell>
          <table:table-cell office:value-type="float" office:value="0.250200025571258" calcext:value-type="float">
            <text:p>0.250200025571258</text:p>
          </table:table-cell>
          <table:table-cell office:value-type="float" office:value="1" calcext:value-type="float">
            <text:p>1</text:p>
          </table:table-cell>
          <table:table-cell office:value-type="float" office:value="0.253703209916617" calcext:value-type="float">
            <text:p>0.253703209916617</text:p>
          </table:table-cell>
          <table:table-cell office:value-type="float" office:value="0.305071281371192" calcext:value-type="float">
            <text:p>0.305071281371192</text:p>
          </table:table-cell>
          <table:table-cell office:value-type="float" office:value="0.297987779549895" calcext:value-type="float">
            <text:p>0.297987779549895</text:p>
          </table:table-cell>
          <table:table-cell office:value-type="float" office:value="0.447421268002591" calcext:value-type="float">
            <text:p>0.447421268002591</text:p>
          </table:table-cell>
          <table:table-cell office:value-type="float" office:value="0.223522415047723" calcext:value-type="float">
            <text:p>0.223522415047723</text:p>
          </table:table-cell>
          <table:table-cell office:value-type="float" office:value="0.362228383574822" calcext:value-type="float">
            <text:p>0.362228383574822</text:p>
          </table:table-cell>
          <table:table-cell office:value-type="float" office:value="0.00875822785384486" calcext:value-type="float">
            <text:p>0.00875822785384486</text:p>
          </table:table-cell>
          <table:table-cell office:value-type="float" office:value="-0.0230796337726246" calcext:value-type="float">
            <text:p>-0.0230796337726246</text:p>
          </table:table-cell>
          <table:table-cell office:value-type="float" office:value="0.241296793546546" calcext:value-type="float">
            <text:p>0.241296793546546</text:p>
          </table:table-cell>
          <table:table-cell office:value-type="float" office:value="0.0630296031870679" calcext:value-type="float">
            <text:p>0.0630296031870679</text:p>
          </table:table-cell>
          <table:table-cell office:value-type="float" office:value="0.309685709319309" calcext:value-type="float">
            <text:p>0.309685709319309</text:p>
          </table:table-cell>
          <table:table-cell office:value-type="float" office:value="0.315487244180239" calcext:value-type="float">
            <text:p>0.315487244180239</text:p>
          </table:table-cell>
          <table:table-cell office:value-type="float" office:value="0.385192464583877" calcext:value-type="float">
            <text:p>0.385192464583877</text:p>
          </table:table-cell>
          <table:table-cell office:value-type="float" office:value="0.339747876864804" calcext:value-type="float">
            <text:p>0.339747876864804</text:p>
          </table:table-cell>
          <table:table-cell office:value-type="float" office:value="0.355524026893154" calcext:value-type="float">
            <text:p>0.355524026893154</text:p>
          </table:table-cell>
          <table:table-cell office:value-type="float" office:value="0.00769539602042927" calcext:value-type="float">
            <text:p>0.00769539602042927</text:p>
          </table:table-cell>
          <table:table-cell office:value-type="float" office:value="-0.0750530072777122" calcext:value-type="float">
            <text:p>-0.0750530072777122</text:p>
          </table:table-cell>
          <table:table-cell office:value-type="float" office:value="-0.111573449249057" calcext:value-type="float">
            <text:p>-0.111573449249057</text:p>
          </table:table-cell>
          <table:table-cell office:value-type="float" office:value="0.00727518351072814" calcext:value-type="float">
            <text:p>0.00727518351072814</text:p>
          </table:table-cell>
          <table:table-cell office:value-type="float" office:value="-0.0266025407811118" calcext:value-type="float">
            <text:p>-0.0266025407811118</text:p>
          </table:table-cell>
          <table:table-cell office:value-type="float" office:value="0.0101384616483969" calcext:value-type="float">
            <text:p>0.0101384616483969</text:p>
          </table:table-cell>
        </table:table-row>
        <table:table-row table:style-name="ro1">
          <table:table-cell office:value-type="string" calcext:value-type="string">
            <text:p>w_df</text:p>
          </table:table-cell>
          <table:table-cell office:value-type="float" office:value="0.0901344625710417" calcext:value-type="float">
            <text:p>0.0901344625710417</text:p>
          </table:table-cell>
          <table:table-cell office:value-type="float" office:value="0.014850409867195" calcext:value-type="float">
            <text:p>0.014850409867195</text:p>
          </table:table-cell>
          <table:table-cell office:value-type="float" office:value="-0.0423776057855524" calcext:value-type="float">
            <text:p>-0.0423776057855524</text:p>
          </table:table-cell>
          <table:table-cell office:value-type="float" office:value="0.189810552057718" calcext:value-type="float">
            <text:p>0.189810552057718</text:p>
          </table:table-cell>
          <table:table-cell office:value-type="float" office:value="0.00046931003503318" calcext:value-type="float">
            <text:p>0.00046931003503318</text:p>
          </table:table-cell>
          <table:table-cell office:value-type="float" office:value="0.0202292521797229" calcext:value-type="float">
            <text:p>0.0202292521797229</text:p>
          </table:table-cell>
          <table:table-cell office:value-type="float" office:value="0.167570258099549" calcext:value-type="float">
            <text:p>0.167570258099549</text:p>
          </table:table-cell>
          <table:table-cell office:value-type="float" office:value="0.41902787950751" calcext:value-type="float">
            <text:p>0.41902787950751</text:p>
          </table:table-cell>
          <table:table-cell office:value-type="float" office:value="0.253703209916617" calcext:value-type="float">
            <text:p>0.253703209916617</text:p>
          </table:table-cell>
          <table:table-cell office:value-type="float" office:value="1" calcext:value-type="float">
            <text:p>1</text:p>
          </table:table-cell>
          <table:table-cell office:value-type="float" office:value="0.468502416151382" calcext:value-type="float">
            <text:p>0.468502416151382</text:p>
          </table:table-cell>
          <table:table-cell office:value-type="float" office:value="0.368088868715941" calcext:value-type="float">
            <text:p>0.368088868715941</text:p>
          </table:table-cell>
          <table:table-cell office:value-type="float" office:value="0.387557953552747" calcext:value-type="float">
            <text:p>0.387557953552747</text:p>
          </table:table-cell>
          <table:table-cell office:value-type="float" office:value="0.3755080965498" calcext:value-type="float">
            <text:p>0.3755080965498</text:p>
          </table:table-cell>
          <table:table-cell office:value-type="float" office:value="0.414535116566298" calcext:value-type="float">
            <text:p>0.414535116566298</text:p>
          </table:table-cell>
          <table:table-cell office:value-type="float" office:value="0.319735467098838" calcext:value-type="float">
            <text:p>0.319735467098838</text:p>
          </table:table-cell>
          <table:table-cell office:value-type="float" office:value="0.375383180507847" calcext:value-type="float">
            <text:p>0.375383180507847</text:p>
          </table:table-cell>
          <table:table-cell office:value-type="float" office:value="0.167998397068466" calcext:value-type="float">
            <text:p>0.167998397068466</text:p>
          </table:table-cell>
          <table:table-cell office:value-type="float" office:value="0.210027130923067" calcext:value-type="float">
            <text:p>0.210027130923067</text:p>
          </table:table-cell>
          <table:table-cell office:value-type="float" office:value="0.397544854449358" calcext:value-type="float">
            <text:p>0.397544854449358</text:p>
          </table:table-cell>
          <table:table-cell office:value-type="float" office:value="0.365173124561906" calcext:value-type="float">
            <text:p>0.365173124561906</text:p>
          </table:table-cell>
          <table:table-cell office:value-type="float" office:value="0.367695560080201" calcext:value-type="float">
            <text:p>0.367695560080201</text:p>
          </table:table-cell>
          <table:table-cell office:value-type="float" office:value="0.36377639360127" calcext:value-type="float">
            <text:p>0.36377639360127</text:p>
          </table:table-cell>
          <table:table-cell office:value-type="float" office:value="0.412654126054597" calcext:value-type="float">
            <text:p>0.412654126054597</text:p>
          </table:table-cell>
          <table:table-cell office:value-type="float" office:value="0.137464276775038" calcext:value-type="float">
            <text:p>0.137464276775038</text:p>
          </table:table-cell>
          <table:table-cell office:value-type="float" office:value="0.16447285618044" calcext:value-type="float">
            <text:p>0.16447285618044</text:p>
          </table:table-cell>
          <table:table-cell office:value-type="float" office:value="0.00316773930810827" calcext:value-type="float">
            <text:p>0.00316773930810827</text:p>
          </table:table-cell>
          <table:table-cell office:value-type="float" office:value="-0.00591202903489385" calcext:value-type="float">
            <text:p>-0.00591202903489385</text:p>
          </table:table-cell>
          <table:table-cell office:value-type="float" office:value="-0.0225684099474016" calcext:value-type="float">
            <text:p>-0.0225684099474016</text:p>
          </table:table-cell>
          <table:table-cell office:value-type="float" office:value="-0.0230971437823343" calcext:value-type="float">
            <text:p>-0.0230971437823343</text:p>
          </table:table-cell>
        </table:table-row>
        <table:table-row table:style-name="ro1">
          <table:table-cell office:value-type="string" calcext:value-type="string">
            <text:p>w_svpt</text:p>
          </table:table-cell>
          <table:table-cell office:value-type="float" office:value="-0.0463158632580552" calcext:value-type="float">
            <text:p>-0.0463158632580552</text:p>
          </table:table-cell>
          <table:table-cell office:value-type="float" office:value="0.0316991500488987" calcext:value-type="float">
            <text:p>0.0316991500488987</text:p>
          </table:table-cell>
          <table:table-cell office:value-type="float" office:value="0.00188017130938077" calcext:value-type="float">
            <text:p>0.00188017130938077</text:p>
          </table:table-cell>
          <table:table-cell office:value-type="float" office:value="0.338894568559809" calcext:value-type="float">
            <text:p>0.338894568559809</text:p>
          </table:table-cell>
          <table:table-cell office:value-type="float" office:value="0.0291674995458425" calcext:value-type="float">
            <text:p>0.0291674995458425</text:p>
          </table:table-cell>
          <table:table-cell office:value-type="float" office:value="-0.0388205613296627" calcext:value-type="float">
            <text:p>-0.0388205613296627</text:p>
          </table:table-cell>
          <table:table-cell office:value-type="float" office:value="0.531292072518039" calcext:value-type="float">
            <text:p>0.531292072518039</text:p>
          </table:table-cell>
          <table:table-cell office:value-type="float" office:value="0.947409660193875" calcext:value-type="float">
            <text:p>0.947409660193875</text:p>
          </table:table-cell>
          <table:table-cell office:value-type="float" office:value="0.305071281371192" calcext:value-type="float">
            <text:p>0.305071281371192</text:p>
          </table:table-cell>
          <table:table-cell office:value-type="float" office:value="0.468502416151382" calcext:value-type="float">
            <text:p>0.468502416151382</text:p>
          </table:table-cell>
          <table:table-cell office:value-type="float" office:value="1" calcext:value-type="float">
            <text:p>1</text:p>
          </table:table-cell>
          <table:table-cell office:value-type="float" office:value="0.957164264909634" calcext:value-type="float">
            <text:p>0.957164264909634</text:p>
          </table:table-cell>
          <table:table-cell office:value-type="float" office:value="0.922230766060157" calcext:value-type="float">
            <text:p>0.922230766060157</text:p>
          </table:table-cell>
          <table:table-cell office:value-type="float" office:value="0.775489865770149" calcext:value-type="float">
            <text:p>0.775489865770149</text:p>
          </table:table-cell>
          <table:table-cell office:value-type="float" office:value="0.943170915847782" calcext:value-type="float">
            <text:p>0.943170915847782</text:p>
          </table:table-cell>
          <table:table-cell office:value-type="float" office:value="0.626362622164894" calcext:value-type="float">
            <text:p>0.626362622164894</text:p>
          </table:table-cell>
          <table:table-cell office:value-type="float" office:value="0.720971534803124" calcext:value-type="float">
            <text:p>0.720971534803124</text:p>
          </table:table-cell>
          <table:table-cell office:value-type="float" office:value="0.435887305862365" calcext:value-type="float">
            <text:p>0.435887305862365</text:p>
          </table:table-cell>
          <table:table-cell office:value-type="float" office:value="0.360899295196238" calcext:value-type="float">
            <text:p>0.360899295196238</text:p>
          </table:table-cell>
          <table:table-cell office:value-type="float" office:value="0.902190603122869" calcext:value-type="float">
            <text:p>0.902190603122869</text:p>
          </table:table-cell>
          <table:table-cell office:value-type="float" office:value="0.870318020508149" calcext:value-type="float">
            <text:p>0.870318020508149</text:p>
          </table:table-cell>
          <table:table-cell office:value-type="float" office:value="0.87146425361731" calcext:value-type="float">
            <text:p>0.87146425361731</text:p>
          </table:table-cell>
          <table:table-cell office:value-type="float" office:value="0.765472348019354" calcext:value-type="float">
            <text:p>0.765472348019354</text:p>
          </table:table-cell>
          <table:table-cell office:value-type="float" office:value="0.936168695905636" calcext:value-type="float">
            <text:p>0.936168695905636</text:p>
          </table:table-cell>
          <table:table-cell office:value-type="float" office:value="0.385921184395532" calcext:value-type="float">
            <text:p>0.385921184395532</text:p>
          </table:table-cell>
          <table:table-cell office:value-type="float" office:value="0.407428189225702" calcext:value-type="float">
            <text:p>0.407428189225702</text:p>
          </table:table-cell>
          <table:table-cell office:value-type="float" office:value="-0.000593106310122119" calcext:value-type="float">
            <text:p>-0.000593106310122119</text:p>
          </table:table-cell>
          <table:table-cell office:value-type="float" office:value="-0.0514029953324975" calcext:value-type="float">
            <text:p>-0.0514029953324975</text:p>
          </table:table-cell>
          <table:table-cell office:value-type="float" office:value="-0.0819889336176896" calcext:value-type="float">
            <text:p>-0.0819889336176896</text:p>
          </table:table-cell>
          <table:table-cell office:value-type="float" office:value="0.0573150280453413" calcext:value-type="float">
            <text:p>0.0573150280453413</text:p>
          </table:table-cell>
        </table:table-row>
        <table:table-row table:style-name="ro1">
          <table:table-cell office:value-type="string" calcext:value-type="string">
            <text:p>w_1stIn</text:p>
          </table:table-cell>
          <table:table-cell office:value-type="float" office:value="-0.0275842968752155" calcext:value-type="float">
            <text:p>-0.0275842968752155</text:p>
          </table:table-cell>
          <table:table-cell office:value-type="float" office:value="0.020731937919578" calcext:value-type="float">
            <text:p>0.020731937919578</text:p>
          </table:table-cell>
          <table:table-cell office:value-type="float" office:value="-0.00470236128215897" calcext:value-type="float">
            <text:p>-0.00470236128215897</text:p>
          </table:table-cell>
          <table:table-cell office:value-type="float" office:value="0.331838498814836" calcext:value-type="float">
            <text:p>0.331838498814836</text:p>
          </table:table-cell>
          <table:table-cell office:value-type="float" office:value="0.0323326233043507" calcext:value-type="float">
            <text:p>0.0323326233043507</text:p>
          </table:table-cell>
          <table:table-cell office:value-type="float" office:value="-0.0300748058777091" calcext:value-type="float">
            <text:p>-0.0300748058777091</text:p>
          </table:table-cell>
          <table:table-cell office:value-type="float" office:value="0.525851288591416" calcext:value-type="float">
            <text:p>0.525851288591416</text:p>
          </table:table-cell>
          <table:table-cell office:value-type="float" office:value="0.905887115615552" calcext:value-type="float">
            <text:p>0.905887115615552</text:p>
          </table:table-cell>
          <table:table-cell office:value-type="float" office:value="0.297987779549895" calcext:value-type="float">
            <text:p>0.297987779549895</text:p>
          </table:table-cell>
          <table:table-cell office:value-type="float" office:value="0.368088868715941" calcext:value-type="float">
            <text:p>0.368088868715941</text:p>
          </table:table-cell>
          <table:table-cell office:value-type="float" office:value="0.957164264909634" calcext:value-type="float">
            <text:p>0.957164264909634</text:p>
          </table:table-cell>
          <table:table-cell office:value-type="float" office:value="1" calcext:value-type="float">
            <text:p>1</text:p>
          </table:table-cell>
          <table:table-cell office:value-type="float" office:value="0.95986202734792" calcext:value-type="float">
            <text:p>0.95986202734792</text:p>
          </table:table-cell>
          <table:table-cell office:value-type="float" office:value="0.604762043793572" calcext:value-type="float">
            <text:p>0.604762043793572</text:p>
          </table:table-cell>
          <table:table-cell office:value-type="float" office:value="0.909779834200436" calcext:value-type="float">
            <text:p>0.909779834200436</text:p>
          </table:table-cell>
          <table:table-cell office:value-type="float" office:value="0.587356813335911" calcext:value-type="float">
            <text:p>0.587356813335911</text:p>
          </table:table-cell>
          <table:table-cell office:value-type="float" office:value="0.676555961420709" calcext:value-type="float">
            <text:p>0.676555961420709</text:p>
          </table:table-cell>
          <table:table-cell office:value-type="float" office:value="0.426749524624034" calcext:value-type="float">
            <text:p>0.426749524624034</text:p>
          </table:table-cell>
          <table:table-cell office:value-type="float" office:value="0.340523367083951" calcext:value-type="float">
            <text:p>0.340523367083951</text:p>
          </table:table-cell>
          <table:table-cell office:value-type="float" office:value="0.86812192489892" calcext:value-type="float">
            <text:p>0.86812192489892</text:p>
          </table:table-cell>
          <table:table-cell office:value-type="float" office:value="0.846386759829879" calcext:value-type="float">
            <text:p>0.846386759829879</text:p>
          </table:table-cell>
          <table:table-cell office:value-type="float" office:value="0.850553800598946" calcext:value-type="float">
            <text:p>0.850553800598946</text:p>
          </table:table-cell>
          <table:table-cell office:value-type="float" office:value="0.722754009573916" calcext:value-type="float">
            <text:p>0.722754009573916</text:p>
          </table:table-cell>
          <table:table-cell office:value-type="float" office:value="0.902630434129931" calcext:value-type="float">
            <text:p>0.902630434129931</text:p>
          </table:table-cell>
          <table:table-cell office:value-type="float" office:value="0.371616287519451" calcext:value-type="float">
            <text:p>0.371616287519451</text:p>
          </table:table-cell>
          <table:table-cell office:value-type="float" office:value="0.387394940413837" calcext:value-type="float">
            <text:p>0.387394940413837</text:p>
          </table:table-cell>
          <table:table-cell office:value-type="float" office:value="-0.00156355540089378" calcext:value-type="float">
            <text:p>-0.00156355540089378</text:p>
          </table:table-cell>
          <table:table-cell office:value-type="float" office:value="-0.0317558438929946" calcext:value-type="float">
            <text:p>-0.0317558438929946</text:p>
          </table:table-cell>
          <table:table-cell office:value-type="float" office:value="-0.0791979276492617" calcext:value-type="float">
            <text:p>-0.0791979276492617</text:p>
          </table:table-cell>
          <table:table-cell office:value-type="float" office:value="0.067269761940553" calcext:value-type="float">
            <text:p>0.067269761940553</text:p>
          </table:table-cell>
        </table:table-row>
        <table:table-row table:style-name="ro1">
          <table:table-cell office:value-type="string" calcext:value-type="string">
            <text:p>w_1stWon</text:p>
          </table:table-cell>
          <table:table-cell office:value-type="float" office:value="0.0698038092368646" calcext:value-type="float">
            <text:p>0.0698038092368646</text:p>
          </table:table-cell>
          <table:table-cell office:value-type="float" office:value="0.0304027384105441" calcext:value-type="float">
            <text:p>0.0304027384105441</text:p>
          </table:table-cell>
          <table:table-cell office:value-type="float" office:value="-0.0177919462531767" calcext:value-type="float">
            <text:p>-0.0177919462531767</text:p>
          </table:table-cell>
          <table:table-cell office:value-type="float" office:value="0.338402971162946" calcext:value-type="float">
            <text:p>0.338402971162946</text:p>
          </table:table-cell>
          <table:table-cell office:value-type="float" office:value="0.0784855485984919" calcext:value-type="float">
            <text:p>0.0784855485984919</text:p>
          </table:table-cell>
          <table:table-cell office:value-type="float" office:value="-0.0211615406929447" calcext:value-type="float">
            <text:p>-0.0211615406929447</text:p>
          </table:table-cell>
          <table:table-cell office:value-type="float" office:value="0.542898489337002" calcext:value-type="float">
            <text:p>0.542898489337002</text:p>
          </table:table-cell>
          <table:table-cell office:value-type="float" office:value="0.868705378400884" calcext:value-type="float">
            <text:p>0.868705378400884</text:p>
          </table:table-cell>
          <table:table-cell office:value-type="float" office:value="0.447421268002591" calcext:value-type="float">
            <text:p>0.447421268002591</text:p>
          </table:table-cell>
          <table:table-cell office:value-type="float" office:value="0.387557953552747" calcext:value-type="float">
            <text:p>0.387557953552747</text:p>
          </table:table-cell>
          <table:table-cell office:value-type="float" office:value="0.922230766060157" calcext:value-type="float">
            <text:p>0.922230766060157</text:p>
          </table:table-cell>
          <table:table-cell office:value-type="float" office:value="0.95986202734792" calcext:value-type="float">
            <text:p>0.95986202734792</text:p>
          </table:table-cell>
          <table:table-cell office:value-type="float" office:value="1" calcext:value-type="float">
            <text:p>1</text:p>
          </table:table-cell>
          <table:table-cell office:value-type="float" office:value="0.584680333956515" calcext:value-type="float">
            <text:p>0.584680333956515</text:p>
          </table:table-cell>
          <table:table-cell office:value-type="float" office:value="0.912031339905268" calcext:value-type="float">
            <text:p>0.912031339905268</text:p>
          </table:table-cell>
          <table:table-cell office:value-type="float" office:value="0.481524103336464" calcext:value-type="float">
            <text:p>0.481524103336464</text:p>
          </table:table-cell>
          <table:table-cell office:value-type="float" office:value="0.536958043066628" calcext:value-type="float">
            <text:p>0.536958043066628</text:p>
          </table:table-cell>
          <table:table-cell office:value-type="float" office:value="0.497724545126925" calcext:value-type="float">
            <text:p>0.497724545126925</text:p>
          </table:table-cell>
          <table:table-cell office:value-type="float" office:value="0.314998045586106" calcext:value-type="float">
            <text:p>0.314998045586106</text:p>
          </table:table-cell>
          <table:table-cell office:value-type="float" office:value="0.859215893055915" calcext:value-type="float">
            <text:p>0.859215893055915</text:p>
          </table:table-cell>
          <table:table-cell office:value-type="float" office:value="0.843256922300433" calcext:value-type="float">
            <text:p>0.843256922300433</text:p>
          </table:table-cell>
          <table:table-cell office:value-type="float" office:value="0.880032469337669" calcext:value-type="float">
            <text:p>0.880032469337669</text:p>
          </table:table-cell>
          <table:table-cell office:value-type="float" office:value="0.734300541874764" calcext:value-type="float">
            <text:p>0.734300541874764</text:p>
          </table:table-cell>
          <table:table-cell office:value-type="float" office:value="0.902208966455545" calcext:value-type="float">
            <text:p>0.902208966455545</text:p>
          </table:table-cell>
          <table:table-cell office:value-type="float" office:value="0.320350798484868" calcext:value-type="float">
            <text:p>0.320350798484868</text:p>
          </table:table-cell>
          <table:table-cell office:value-type="float" office:value="0.296822117815029" calcext:value-type="float">
            <text:p>0.296822117815029</text:p>
          </table:table-cell>
          <table:table-cell office:value-type="float" office:value="-0.0403962438846852" calcext:value-type="float">
            <text:p>-0.0403962438846852</text:p>
          </table:table-cell>
          <table:table-cell office:value-type="float" office:value="-0.00452937111699159" calcext:value-type="float">
            <text:p>-0.00452937111699159</text:p>
          </table:table-cell>
          <table:table-cell office:value-type="float" office:value="-0.0766923199568655" calcext:value-type="float">
            <text:p>-0.0766923199568655</text:p>
          </table:table-cell>
          <table:table-cell office:value-type="float" office:value="0.067434394563878" calcext:value-type="float">
            <text:p>0.067434394563878</text:p>
          </table:table-cell>
        </table:table-row>
        <table:table-row table:style-name="ro1">
          <table:table-cell office:value-type="string" calcext:value-type="string">
            <text:p>w_2ndWon</text:p>
          </table:table-cell>
          <table:table-cell office:value-type="float" office:value="-0.0772433957647573" calcext:value-type="float">
            <text:p>-0.0772433957647573</text:p>
          </table:table-cell>
          <table:table-cell office:value-type="float" office:value="0.0560911628594092" calcext:value-type="float">
            <text:p>0.0560911628594092</text:p>
          </table:table-cell>
          <table:table-cell office:value-type="float" office:value="0.0265246872700443" calcext:value-type="float">
            <text:p>0.0265246872700443</text:p>
          </table:table-cell>
          <table:table-cell office:value-type="float" office:value="0.303227462449811" calcext:value-type="float">
            <text:p>0.303227462449811</text:p>
          </table:table-cell>
          <table:table-cell office:value-type="float" office:value="0.0628326364721888" calcext:value-type="float">
            <text:p>0.0628326364721888</text:p>
          </table:table-cell>
          <table:table-cell office:value-type="float" office:value="-0.0456425941051871" calcext:value-type="float">
            <text:p>-0.0456425941051871</text:p>
          </table:table-cell>
          <table:table-cell office:value-type="float" office:value="0.4761094102987" calcext:value-type="float">
            <text:p>0.4761094102987</text:p>
          </table:table-cell>
          <table:table-cell office:value-type="float" office:value="0.750006013878042" calcext:value-type="float">
            <text:p>0.750006013878042</text:p>
          </table:table-cell>
          <table:table-cell office:value-type="float" office:value="0.223522415047723" calcext:value-type="float">
            <text:p>0.223522415047723</text:p>
          </table:table-cell>
          <table:table-cell office:value-type="float" office:value="0.3755080965498" calcext:value-type="float">
            <text:p>0.3755080965498</text:p>
          </table:table-cell>
          <table:table-cell office:value-type="float" office:value="0.775489865770149" calcext:value-type="float">
            <text:p>0.775489865770149</text:p>
          </table:table-cell>
          <table:table-cell office:value-type="float" office:value="0.604762043793572" calcext:value-type="float">
            <text:p>0.604762043793572</text:p>
          </table:table-cell>
          <table:table-cell office:value-type="float" office:value="0.584680333956515" calcext:value-type="float">
            <text:p>0.584680333956515</text:p>
          </table:table-cell>
          <table:table-cell office:value-type="float" office:value="1" calcext:value-type="float">
            <text:p>1</text:p>
          </table:table-cell>
          <table:table-cell office:value-type="float" office:value="0.764756848682435" calcext:value-type="float">
            <text:p>0.764756848682435</text:p>
          </table:table-cell>
          <table:table-cell office:value-type="float" office:value="0.439351394093785" calcext:value-type="float">
            <text:p>0.439351394093785</text:p>
          </table:table-cell>
          <table:table-cell office:value-type="float" office:value="0.483408125183732" calcext:value-type="float">
            <text:p>0.483408125183732</text:p>
          </table:table-cell>
          <table:table-cell office:value-type="float" office:value="0.403935138353484" calcext:value-type="float">
            <text:p>0.403935138353484</text:p>
          </table:table-cell>
          <table:table-cell office:value-type="float" office:value="0.282240896303598" calcext:value-type="float">
            <text:p>0.282240896303598</text:p>
          </table:table-cell>
          <table:table-cell office:value-type="float" office:value="0.729992331723799" calcext:value-type="float">
            <text:p>0.729992331723799</text:p>
          </table:table-cell>
          <table:table-cell office:value-type="float" office:value="0.69247828735532" calcext:value-type="float">
            <text:p>0.69247828735532</text:p>
          </table:table-cell>
          <table:table-cell office:value-type="float" office:value="0.705647883651231" calcext:value-type="float">
            <text:p>0.705647883651231</text:p>
          </table:table-cell>
          <table:table-cell office:value-type="float" office:value="0.654308610955814" calcext:value-type="float">
            <text:p>0.654308610955814</text:p>
          </table:table-cell>
          <table:table-cell office:value-type="float" office:value="0.757969150063407" calcext:value-type="float">
            <text:p>0.757969150063407</text:p>
          </table:table-cell>
          <table:table-cell office:value-type="float" office:value="0.296153971301965" calcext:value-type="float">
            <text:p>0.296153971301965</text:p>
          </table:table-cell>
          <table:table-cell office:value-type="float" office:value="0.295057849112372" calcext:value-type="float">
            <text:p>0.295057849112372</text:p>
          </table:table-cell>
          <table:table-cell office:value-type="float" office:value="-0.00628593090377876" calcext:value-type="float">
            <text:p>-0.00628593090377876</text:p>
          </table:table-cell>
          <table:table-cell office:value-type="float" office:value="-0.0519252657416232" calcext:value-type="float">
            <text:p>-0.0519252657416232</text:p>
          </table:table-cell>
          <table:table-cell office:value-type="float" office:value="-0.0540520497141327" calcext:value-type="float">
            <text:p>-0.0540520497141327</text:p>
          </table:table-cell>
          <table:table-cell office:value-type="float" office:value="0.0164062444632794" calcext:value-type="float">
            <text:p>0.0164062444632794</text:p>
          </table:table-cell>
        </table:table-row>
        <table:table-row table:style-name="ro1">
          <table:table-cell office:value-type="string" calcext:value-type="string">
            <text:p>w_SvGms</text:p>
          </table:table-cell>
          <table:table-cell office:value-type="float" office:value="0.0119353714963126" calcext:value-type="float">
            <text:p>0.0119353714963126</text:p>
          </table:table-cell>
          <table:table-cell office:value-type="float" office:value="0.0363069658142733" calcext:value-type="float">
            <text:p>0.0363069658142733</text:p>
          </table:table-cell>
          <table:table-cell office:value-type="float" office:value="-0.00825608146098024" calcext:value-type="float">
            <text:p>-0.00825608146098024</text:p>
          </table:table-cell>
          <table:table-cell office:value-type="float" office:value="0.36992619066259" calcext:value-type="float">
            <text:p>0.36992619066259</text:p>
          </table:table-cell>
          <table:table-cell office:value-type="float" office:value="0.054175683819879" calcext:value-type="float">
            <text:p>0.054175683819879</text:p>
          </table:table-cell>
          <table:table-cell office:value-type="float" office:value="-0.0261910822063552" calcext:value-type="float">
            <text:p>-0.0261910822063552</text:p>
          </table:table-cell>
          <table:table-cell office:value-type="float" office:value="0.610422248338864" calcext:value-type="float">
            <text:p>0.610422248338864</text:p>
          </table:table-cell>
          <table:table-cell office:value-type="float" office:value="0.928877524759426" calcext:value-type="float">
            <text:p>0.928877524759426</text:p>
          </table:table-cell>
          <table:table-cell office:value-type="float" office:value="0.362228383574822" calcext:value-type="float">
            <text:p>0.362228383574822</text:p>
          </table:table-cell>
          <table:table-cell office:value-type="float" office:value="0.414535116566298" calcext:value-type="float">
            <text:p>0.414535116566298</text:p>
          </table:table-cell>
          <table:table-cell office:value-type="float" office:value="0.943170915847782" calcext:value-type="float">
            <text:p>0.943170915847782</text:p>
          </table:table-cell>
          <table:table-cell office:value-type="float" office:value="0.909779834200436" calcext:value-type="float">
            <text:p>0.909779834200436</text:p>
          </table:table-cell>
          <table:table-cell office:value-type="float" office:value="0.912031339905268" calcext:value-type="float">
            <text:p>0.912031339905268</text:p>
          </table:table-cell>
          <table:table-cell office:value-type="float" office:value="0.764756848682435" calcext:value-type="float">
            <text:p>0.764756848682435</text:p>
          </table:table-cell>
          <table:table-cell office:value-type="float" office:value="1" calcext:value-type="float">
            <text:p>1</text:p>
          </table:table-cell>
          <table:table-cell office:value-type="float" office:value="0.453684536338124" calcext:value-type="float">
            <text:p>0.453684536338124</text:p>
          </table:table-cell>
          <table:table-cell office:value-type="float" office:value="0.57982727373891" calcext:value-type="float">
            <text:p>0.57982727373891</text:p>
          </table:table-cell>
          <table:table-cell office:value-type="float" office:value="0.470517651162862" calcext:value-type="float">
            <text:p>0.470517651162862</text:p>
          </table:table-cell>
          <table:table-cell office:value-type="float" office:value="0.367579316841074" calcext:value-type="float">
            <text:p>0.367579316841074</text:p>
          </table:table-cell>
          <table:table-cell office:value-type="float" office:value="0.933494466686681" calcext:value-type="float">
            <text:p>0.933494466686681</text:p>
          </table:table-cell>
          <table:table-cell office:value-type="float" office:value="0.902776333651421" calcext:value-type="float">
            <text:p>0.902776333651421</text:p>
          </table:table-cell>
          <table:table-cell office:value-type="float" office:value="0.908654028520193" calcext:value-type="float">
            <text:p>0.908654028520193</text:p>
          </table:table-cell>
          <table:table-cell office:value-type="float" office:value="0.781929816355058" calcext:value-type="float">
            <text:p>0.781929816355058</text:p>
          </table:table-cell>
          <table:table-cell office:value-type="float" office:value="0.988567603543376" calcext:value-type="float">
            <text:p>0.988567603543376</text:p>
          </table:table-cell>
          <table:table-cell office:value-type="float" office:value="0.386614164039989" calcext:value-type="float">
            <text:p>0.386614164039989</text:p>
          </table:table-cell>
          <table:table-cell office:value-type="float" office:value="0.416929471355052" calcext:value-type="float">
            <text:p>0.416929471355052</text:p>
          </table:table-cell>
          <table:table-cell office:value-type="float" office:value="-0.0248609786615321" calcext:value-type="float">
            <text:p>-0.0248609786615321</text:p>
          </table:table-cell>
          <table:table-cell office:value-type="float" office:value="-0.0185677379586206" calcext:value-type="float">
            <text:p>-0.0185677379586206</text:p>
          </table:table-cell>
          <table:table-cell office:value-type="float" office:value="-0.0634756763750757" calcext:value-type="float">
            <text:p>-0.0634756763750757</text:p>
          </table:table-cell>
          <table:table-cell office:value-type="float" office:value="0.0417374463348251" calcext:value-type="float">
            <text:p>0.0417374463348251</text:p>
          </table:table-cell>
        </table:table-row>
        <table:table-row table:style-name="ro1">
          <table:table-cell office:value-type="string" calcext:value-type="string">
            <text:p>w_bpSaved</text:p>
          </table:table-cell>
          <table:table-cell office:value-type="float" office:value="-0.141902052481243" calcext:value-type="float">
            <text:p>-0.141902052481243</text:p>
          </table:table-cell>
          <table:table-cell office:value-type="float" office:value="0.00936852947778791" calcext:value-type="float">
            <text:p>0.00936852947778791</text:p>
          </table:table-cell>
          <table:table-cell office:value-type="float" office:value="0.0174008928400964" calcext:value-type="float">
            <text:p>0.0174008928400964</text:p>
          </table:table-cell>
          <table:table-cell office:value-type="float" office:value="0.16365512554394" calcext:value-type="float">
            <text:p>0.16365512554394</text:p>
          </table:table-cell>
          <table:table-cell office:value-type="float" office:value="-0.0368125113308583" calcext:value-type="float">
            <text:p>-0.0368125113308583</text:p>
          </table:table-cell>
          <table:table-cell office:value-type="float" office:value="-0.0445352581095749" calcext:value-type="float">
            <text:p>-0.0445352581095749</text:p>
          </table:table-cell>
          <table:table-cell office:value-type="float" office:value="0.23479622016972" calcext:value-type="float">
            <text:p>0.23479622016972</text:p>
          </table:table-cell>
          <table:table-cell office:value-type="float" office:value="0.542078253849539" calcext:value-type="float">
            <text:p>0.542078253849539</text:p>
          </table:table-cell>
          <table:table-cell office:value-type="float" office:value="0.00875822785384486" calcext:value-type="float">
            <text:p>0.00875822785384486</text:p>
          </table:table-cell>
          <table:table-cell office:value-type="float" office:value="0.319735467098838" calcext:value-type="float">
            <text:p>0.319735467098838</text:p>
          </table:table-cell>
          <table:table-cell office:value-type="float" office:value="0.626362622164894" calcext:value-type="float">
            <text:p>0.626362622164894</text:p>
          </table:table-cell>
          <table:table-cell office:value-type="float" office:value="0.587356813335911" calcext:value-type="float">
            <text:p>0.587356813335911</text:p>
          </table:table-cell>
          <table:table-cell office:value-type="float" office:value="0.481524103336464" calcext:value-type="float">
            <text:p>0.481524103336464</text:p>
          </table:table-cell>
          <table:table-cell office:value-type="float" office:value="0.439351394093785" calcext:value-type="float">
            <text:p>0.439351394093785</text:p>
          </table:table-cell>
          <table:table-cell office:value-type="float" office:value="0.453684536338124" calcext:value-type="float">
            <text:p>0.453684536338124</text:p>
          </table:table-cell>
          <table:table-cell office:value-type="float" office:value="1" calcext:value-type="float">
            <text:p>1</text:p>
          </table:table-cell>
          <table:table-cell office:value-type="float" office:value="0.938523863027855" calcext:value-type="float">
            <text:p>0.938523863027855</text:p>
          </table:table-cell>
          <table:table-cell office:value-type="float" office:value="0.140336418139623" calcext:value-type="float">
            <text:p>0.140336418139623</text:p>
          </table:table-cell>
          <table:table-cell office:value-type="float" office:value="0.23528633798057" calcext:value-type="float">
            <text:p>0.23528633798057</text:p>
          </table:table-cell>
          <table:table-cell office:value-type="float" office:value="0.431618205841139" calcext:value-type="float">
            <text:p>0.431618205841139</text:p>
          </table:table-cell>
          <table:table-cell office:value-type="float" office:value="0.402850600755726" calcext:value-type="float">
            <text:p>0.402850600755726</text:p>
          </table:table-cell>
          <table:table-cell office:value-type="float" office:value="0.374453298027979" calcext:value-type="float">
            <text:p>0.374453298027979</text:p>
          </table:table-cell>
          <table:table-cell office:value-type="float" office:value="0.360998964890701" calcext:value-type="float">
            <text:p>0.360998964890701</text:p>
          </table:table-cell>
          <table:table-cell office:value-type="float" office:value="0.449381326112767" calcext:value-type="float">
            <text:p>0.449381326112767</text:p>
          </table:table-cell>
          <table:table-cell office:value-type="float" office:value="0.230030129310246" calcext:value-type="float">
            <text:p>0.230030129310246</text:p>
          </table:table-cell>
          <table:table-cell office:value-type="float" office:value="0.283638458484396" calcext:value-type="float">
            <text:p>0.283638458484396</text:p>
          </table:table-cell>
          <table:table-cell office:value-type="float" office:value="0.0734407441944314" calcext:value-type="float">
            <text:p>0.0734407441944314</text:p>
          </table:table-cell>
          <table:table-cell office:value-type="float" office:value="-0.0948324464820033" calcext:value-type="float">
            <text:p>-0.0948324464820033</text:p>
          </table:table-cell>
          <table:table-cell office:value-type="float" office:value="-0.0583453177936994" calcext:value-type="float">
            <text:p>-0.0583453177936994</text:p>
          </table:table-cell>
          <table:table-cell office:value-type="float" office:value="0.0513845723316658" calcext:value-type="float">
            <text:p>0.0513845723316658</text:p>
          </table:table-cell>
        </table:table-row>
        <table:table-row table:style-name="ro1">
          <table:table-cell office:value-type="string" calcext:value-type="string">
            <text:p>w_bpFaced</text:p>
          </table:table-cell>
          <table:table-cell office:value-type="float" office:value="-0.17670845162307" calcext:value-type="float">
            <text:p>-0.17670845162307</text:p>
          </table:table-cell>
          <table:table-cell office:value-type="float" office:value="0.00405771446890872" calcext:value-type="float">
            <text:p>0.00405771446890872</text:p>
          </table:table-cell>
          <table:table-cell office:value-type="float" office:value="0.0119644413149364" calcext:value-type="float">
            <text:p>0.0119644413149364</text:p>
          </table:table-cell>
          <table:table-cell office:value-type="float" office:value="0.176311357315733" calcext:value-type="float">
            <text:p>0.176311357315733</text:p>
          </table:table-cell>
          <table:table-cell office:value-type="float" office:value="-0.068300218709753" calcext:value-type="float">
            <text:p>-0.068300218709753</text:p>
          </table:table-cell>
          <table:table-cell office:value-type="float" office:value="-0.0429454569562957" calcext:value-type="float">
            <text:p>-0.0429454569562957</text:p>
          </table:table-cell>
          <table:table-cell office:value-type="float" office:value="0.268123996532014" calcext:value-type="float">
            <text:p>0.268123996532014</text:p>
          </table:table-cell>
          <table:table-cell office:value-type="float" office:value="0.667695415631364" calcext:value-type="float">
            <text:p>0.667695415631364</text:p>
          </table:table-cell>
          <table:table-cell office:value-type="float" office:value="-0.0230796337726246" calcext:value-type="float">
            <text:p>-0.0230796337726246</text:p>
          </table:table-cell>
          <table:table-cell office:value-type="float" office:value="0.375383180507847" calcext:value-type="float">
            <text:p>0.375383180507847</text:p>
          </table:table-cell>
          <table:table-cell office:value-type="float" office:value="0.720971534803124" calcext:value-type="float">
            <text:p>0.720971534803124</text:p>
          </table:table-cell>
          <table:table-cell office:value-type="float" office:value="0.676555961420709" calcext:value-type="float">
            <text:p>0.676555961420709</text:p>
          </table:table-cell>
          <table:table-cell office:value-type="float" office:value="0.536958043066628" calcext:value-type="float">
            <text:p>0.536958043066628</text:p>
          </table:table-cell>
          <table:table-cell office:value-type="float" office:value="0.483408125183732" calcext:value-type="float">
            <text:p>0.483408125183732</text:p>
          </table:table-cell>
          <table:table-cell office:value-type="float" office:value="0.57982727373891" calcext:value-type="float">
            <text:p>0.57982727373891</text:p>
          </table:table-cell>
          <table:table-cell office:value-type="float" office:value="0.938523863027855" calcext:value-type="float">
            <text:p>0.938523863027855</text:p>
          </table:table-cell>
          <table:table-cell office:value-type="float" office:value="1" calcext:value-type="float">
            <text:p>1</text:p>
          </table:table-cell>
          <table:table-cell office:value-type="float" office:value="0.135844329015928" calcext:value-type="float">
            <text:p>0.135844329015928</text:p>
          </table:table-cell>
          <table:table-cell office:value-type="float" office:value="0.302295184682068" calcext:value-type="float">
            <text:p>0.302295184682068</text:p>
          </table:table-cell>
          <table:table-cell office:value-type="float" office:value="0.564436405509524" calcext:value-type="float">
            <text:p>0.564436405509524</text:p>
          </table:table-cell>
          <table:table-cell office:value-type="float" office:value="0.526807858337684" calcext:value-type="float">
            <text:p>0.526807858337684</text:p>
          </table:table-cell>
          <table:table-cell office:value-type="float" office:value="0.470471398669035" calcext:value-type="float">
            <text:p>0.470471398669035</text:p>
          </table:table-cell>
          <table:table-cell office:value-type="float" office:value="0.449331932990331" calcext:value-type="float">
            <text:p>0.449331932990331</text:p>
          </table:table-cell>
          <table:table-cell office:value-type="float" office:value="0.579624007643055" calcext:value-type="float">
            <text:p>0.579624007643055</text:p>
          </table:table-cell>
          <table:table-cell office:value-type="float" office:value="0.31850180953715" calcext:value-type="float">
            <text:p>0.31850180953715</text:p>
          </table:table-cell>
          <table:table-cell office:value-type="float" office:value="0.416672133774559" calcext:value-type="float">
            <text:p>0.416672133774559</text:p>
          </table:table-cell>
          <table:table-cell office:value-type="float" office:value="0.0830905519387075" calcext:value-type="float">
            <text:p>0.0830905519387075</text:p>
          </table:table-cell>
          <table:table-cell office:value-type="float" office:value="-0.100997067500717" calcext:value-type="float">
            <text:p>-0.100997067500717</text:p>
          </table:table-cell>
          <table:table-cell office:value-type="float" office:value="-0.0579570535242474" calcext:value-type="float">
            <text:p>-0.0579570535242474</text:p>
          </table:table-cell>
          <table:table-cell office:value-type="float" office:value="0.0487765406613879" calcext:value-type="float">
            <text:p>0.0487765406613879</text:p>
          </table:table-cell>
        </table:table-row>
        <table:table-row table:style-name="ro1">
          <table:table-cell office:value-type="string" calcext:value-type="string">
            <text:p>l_ace</text:p>
          </table:table-cell>
          <table:table-cell office:value-type="float" office:value="-0.0181980723967974" calcext:value-type="float">
            <text:p>-0.0181980723967974</text:p>
          </table:table-cell>
          <table:table-cell office:value-type="float" office:value="0.081441592312188" calcext:value-type="float">
            <text:p>0.081441592312188</text:p>
          </table:table-cell>
          <table:table-cell office:value-type="float" office:value="-0.0304008133467999" calcext:value-type="float">
            <text:p>-0.0304008133467999</text:p>
          </table:table-cell>
          <table:table-cell office:value-type="float" office:value="0.106419951507991" calcext:value-type="float">
            <text:p>0.106419951507991</text:p>
          </table:table-cell>
          <table:table-cell office:value-type="float" office:value="0.456756513296122" calcext:value-type="float">
            <text:p>0.456756513296122</text:p>
          </table:table-cell>
          <table:table-cell office:value-type="float" office:value="0.00609382953689504" calcext:value-type="float">
            <text:p>0.00609382953689504</text:p>
          </table:table-cell>
          <table:table-cell office:value-type="float" office:value="0.186322574188995" calcext:value-type="float">
            <text:p>0.186322574188995</text:p>
          </table:table-cell>
          <table:table-cell office:value-type="float" office:value="0.383347384075444" calcext:value-type="float">
            <text:p>0.383347384075444</text:p>
          </table:table-cell>
          <table:table-cell office:value-type="float" office:value="0.241296793546546" calcext:value-type="float">
            <text:p>0.241296793546546</text:p>
          </table:table-cell>
          <table:table-cell office:value-type="float" office:value="0.167998397068466" calcext:value-type="float">
            <text:p>0.167998397068466</text:p>
          </table:table-cell>
          <table:table-cell office:value-type="float" office:value="0.435887305862365" calcext:value-type="float">
            <text:p>0.435887305862365</text:p>
          </table:table-cell>
          <table:table-cell office:value-type="float" office:value="0.426749524624034" calcext:value-type="float">
            <text:p>0.426749524624034</text:p>
          </table:table-cell>
          <table:table-cell office:value-type="float" office:value="0.497724545126925" calcext:value-type="float">
            <text:p>0.497724545126925</text:p>
          </table:table-cell>
          <table:table-cell office:value-type="float" office:value="0.403935138353484" calcext:value-type="float">
            <text:p>0.403935138353484</text:p>
          </table:table-cell>
          <table:table-cell office:value-type="float" office:value="0.470517651162862" calcext:value-type="float">
            <text:p>0.470517651162862</text:p>
          </table:table-cell>
          <table:table-cell office:value-type="float" office:value="0.140336418139623" calcext:value-type="float">
            <text:p>0.140336418139623</text:p>
          </table:table-cell>
          <table:table-cell office:value-type="float" office:value="0.135844329015928" calcext:value-type="float">
            <text:p>0.135844329015928</text:p>
          </table:table-cell>
          <table:table-cell office:value-type="float" office:value="1" calcext:value-type="float">
            <text:p>1</text:p>
          </table:table-cell>
          <table:table-cell office:value-type="float" office:value="0.269933856109081" calcext:value-type="float">
            <text:p>0.269933856109081</text:p>
          </table:table-cell>
          <table:table-cell office:value-type="float" office:value="0.43936975667743" calcext:value-type="float">
            <text:p>0.43936975667743</text:p>
          </table:table-cell>
          <table:table-cell office:value-type="float" office:value="0.424082067470617" calcext:value-type="float">
            <text:p>0.424082067470617</text:p>
          </table:table-cell>
          <table:table-cell office:value-type="float" office:value="0.561231109204779" calcext:value-type="float">
            <text:p>0.561231109204779</text:p>
          </table:table-cell>
          <table:table-cell office:value-type="float" office:value="0.362311283624988" calcext:value-type="float">
            <text:p>0.362311283624988</text:p>
          </table:table-cell>
          <table:table-cell office:value-type="float" office:value="0.478698889390698" calcext:value-type="float">
            <text:p>0.478698889390698</text:p>
          </table:table-cell>
          <table:table-cell office:value-type="float" office:value="0.11045495246679" calcext:value-type="float">
            <text:p>0.11045495246679</text:p>
          </table:table-cell>
          <table:table-cell office:value-type="float" office:value="0.0014471124032677" calcext:value-type="float">
            <text:p>0.0014471124032677</text:p>
          </table:table-cell>
          <table:table-cell office:value-type="float" office:value="-0.0627054958778027" calcext:value-type="float">
            <text:p>-0.0627054958778027</text:p>
          </table:table-cell>
          <table:table-cell office:value-type="float" office:value="-0.0102992824934582" calcext:value-type="float">
            <text:p>-0.0102992824934582</text:p>
          </table:table-cell>
          <table:table-cell office:value-type="float" office:value="-0.0816597907670043" calcext:value-type="float">
            <text:p>-0.0816597907670043</text:p>
          </table:table-cell>
          <table:table-cell office:value-type="float" office:value="0.0874348206674001" calcext:value-type="float">
            <text:p>0.0874348206674001</text:p>
          </table:table-cell>
        </table:table-row>
        <table:table-row table:style-name="ro1">
          <table:table-cell office:value-type="string" calcext:value-type="string">
            <text:p>l_df</text:p>
          </table:table-cell>
          <table:table-cell office:value-type="float" office:value="-0.03744919551333" calcext:value-type="float">
            <text:p>-0.03744919551333</text:p>
          </table:table-cell>
          <table:table-cell office:value-type="float" office:value="0.0101926848232487" calcext:value-type="float">
            <text:p>0.0101926848232487</text:p>
          </table:table-cell>
          <table:table-cell office:value-type="float" office:value="0.0221114373154828" calcext:value-type="float">
            <text:p>0.0221114373154828</text:p>
          </table:table-cell>
          <table:table-cell office:value-type="float" office:value="0.126784791210166" calcext:value-type="float">
            <text:p>0.126784791210166</text:p>
          </table:table-cell>
          <table:table-cell office:value-type="float" office:value="0.140069827730911" calcext:value-type="float">
            <text:p>0.140069827730911</text:p>
          </table:table-cell>
          <table:table-cell office:value-type="float" office:value="-0.00721855074468164" calcext:value-type="float">
            <text:p>-0.00721855074468164</text:p>
          </table:table-cell>
          <table:table-cell office:value-type="float" office:value="0.217262814084533" calcext:value-type="float">
            <text:p>0.217262814084533</text:p>
          </table:table-cell>
          <table:table-cell office:value-type="float" office:value="0.371454192036566" calcext:value-type="float">
            <text:p>0.371454192036566</text:p>
          </table:table-cell>
          <table:table-cell office:value-type="float" office:value="0.0630296031870679" calcext:value-type="float">
            <text:p>0.0630296031870679</text:p>
          </table:table-cell>
          <table:table-cell office:value-type="float" office:value="0.210027130923067" calcext:value-type="float">
            <text:p>0.210027130923067</text:p>
          </table:table-cell>
          <table:table-cell office:value-type="float" office:value="0.360899295196238" calcext:value-type="float">
            <text:p>0.360899295196238</text:p>
          </table:table-cell>
          <table:table-cell office:value-type="float" office:value="0.340523367083951" calcext:value-type="float">
            <text:p>0.340523367083951</text:p>
          </table:table-cell>
          <table:table-cell office:value-type="float" office:value="0.314998045586106" calcext:value-type="float">
            <text:p>0.314998045586106</text:p>
          </table:table-cell>
          <table:table-cell office:value-type="float" office:value="0.282240896303598" calcext:value-type="float">
            <text:p>0.282240896303598</text:p>
          </table:table-cell>
          <table:table-cell office:value-type="float" office:value="0.367579316841074" calcext:value-type="float">
            <text:p>0.367579316841074</text:p>
          </table:table-cell>
          <table:table-cell office:value-type="float" office:value="0.23528633798057" calcext:value-type="float">
            <text:p>0.23528633798057</text:p>
          </table:table-cell>
          <table:table-cell office:value-type="float" office:value="0.302295184682068" calcext:value-type="float">
            <text:p>0.302295184682068</text:p>
          </table:table-cell>
          <table:table-cell office:value-type="float" office:value="0.269933856109081" calcext:value-type="float">
            <text:p>0.269933856109081</text:p>
          </table:table-cell>
          <table:table-cell office:value-type="float" office:value="1" calcext:value-type="float">
            <text:p>1</text:p>
          </table:table-cell>
          <table:table-cell office:value-type="float" office:value="0.401015841240412" calcext:value-type="float">
            <text:p>0.401015841240412</text:p>
          </table:table-cell>
          <table:table-cell office:value-type="float" office:value="0.294827747996372" calcext:value-type="float">
            <text:p>0.294827747996372</text:p>
          </table:table-cell>
          <table:table-cell office:value-type="float" office:value="0.324876212440147" calcext:value-type="float">
            <text:p>0.324876212440147</text:p>
          </table:table-cell>
          <table:table-cell office:value-type="float" office:value="0.34306583287773" calcext:value-type="float">
            <text:p>0.34306583287773</text:p>
          </table:table-cell>
          <table:table-cell office:value-type="float" office:value="0.377492718105421" calcext:value-type="float">
            <text:p>0.377492718105421</text:p>
          </table:table-cell>
          <table:table-cell office:value-type="float" office:value="0.275337119364643" calcext:value-type="float">
            <text:p>0.275337119364643</text:p>
          </table:table-cell>
          <table:table-cell office:value-type="float" office:value="0.31394305536953" calcext:value-type="float">
            <text:p>0.31394305536953</text:p>
          </table:table-cell>
          <table:table-cell office:value-type="float" office:value="0.024577051349733" calcext:value-type="float">
            <text:p>0.024577051349733</text:p>
          </table:table-cell>
          <table:table-cell office:value-type="float" office:value="-0.0412688529136538" calcext:value-type="float">
            <text:p>-0.0412688529136538</text:p>
          </table:table-cell>
          <table:table-cell office:value-type="float" office:value="-0.0264864468753625" calcext:value-type="float">
            <text:p>-0.0264864468753625</text:p>
          </table:table-cell>
          <table:table-cell office:value-type="float" office:value="0.0272760129193105" calcext:value-type="float">
            <text:p>0.0272760129193105</text:p>
          </table:table-cell>
        </table:table-row>
        <table:table-row table:style-name="ro1">
          <table:table-cell office:value-type="string" calcext:value-type="string">
            <text:p>l_svpt</text:p>
          </table:table-cell>
          <table:table-cell office:value-type="float" office:value="-0.0167764576880219" calcext:value-type="float">
            <text:p>-0.0167764576880219</text:p>
          </table:table-cell>
          <table:table-cell office:value-type="float" office:value="0.0287182044063108" calcext:value-type="float">
            <text:p>0.0287182044063108</text:p>
          </table:table-cell>
          <table:table-cell office:value-type="float" office:value="0.00567646205676177" calcext:value-type="float">
            <text:p>0.00567646205676177</text:p>
          </table:table-cell>
          <table:table-cell office:value-type="float" office:value="0.330495723658148" calcext:value-type="float">
            <text:p>0.330495723658148</text:p>
          </table:table-cell>
          <table:table-cell office:value-type="float" office:value="0.0230473918506488" calcext:value-type="float">
            <text:p>0.0230473918506488</text:p>
          </table:table-cell>
          <table:table-cell office:value-type="float" office:value="-0.0281060870292646" calcext:value-type="float">
            <text:p>-0.0281060870292646</text:p>
          </table:table-cell>
          <table:table-cell office:value-type="float" office:value="0.557143384656119" calcext:value-type="float">
            <text:p>0.557143384656119</text:p>
          </table:table-cell>
          <table:table-cell office:value-type="float" office:value="0.938371371736466" calcext:value-type="float">
            <text:p>0.938371371736466</text:p>
          </table:table-cell>
          <table:table-cell office:value-type="float" office:value="0.309685709319309" calcext:value-type="float">
            <text:p>0.309685709319309</text:p>
          </table:table-cell>
          <table:table-cell office:value-type="float" office:value="0.397544854449358" calcext:value-type="float">
            <text:p>0.397544854449358</text:p>
          </table:table-cell>
          <table:table-cell office:value-type="float" office:value="0.902190603122869" calcext:value-type="float">
            <text:p>0.902190603122869</text:p>
          </table:table-cell>
          <table:table-cell office:value-type="float" office:value="0.86812192489892" calcext:value-type="float">
            <text:p>0.86812192489892</text:p>
          </table:table-cell>
          <table:table-cell office:value-type="float" office:value="0.859215893055915" calcext:value-type="float">
            <text:p>0.859215893055915</text:p>
          </table:table-cell>
          <table:table-cell office:value-type="float" office:value="0.729992331723799" calcext:value-type="float">
            <text:p>0.729992331723799</text:p>
          </table:table-cell>
          <table:table-cell office:value-type="float" office:value="0.933494466686681" calcext:value-type="float">
            <text:p>0.933494466686681</text:p>
          </table:table-cell>
          <table:table-cell office:value-type="float" office:value="0.431618205841139" calcext:value-type="float">
            <text:p>0.431618205841139</text:p>
          </table:table-cell>
          <table:table-cell office:value-type="float" office:value="0.564436405509524" calcext:value-type="float">
            <text:p>0.564436405509524</text:p>
          </table:table-cell>
          <table:table-cell office:value-type="float" office:value="0.43936975667743" calcext:value-type="float">
            <text:p>0.43936975667743</text:p>
          </table:table-cell>
          <table:table-cell office:value-type="float" office:value="0.401015841240412" calcext:value-type="float">
            <text:p>0.401015841240412</text:p>
          </table:table-cell>
          <table:table-cell office:value-type="float" office:value="1" calcext:value-type="float">
            <text:p>1</text:p>
          </table:table-cell>
          <table:table-cell office:value-type="float" office:value="0.957886790557359" calcext:value-type="float">
            <text:p>0.957886790557359</text:p>
          </table:table-cell>
          <table:table-cell office:value-type="float" office:value="0.930268820691186" calcext:value-type="float">
            <text:p>0.930268820691186</text:p>
          </table:table-cell>
          <table:table-cell office:value-type="float" office:value="0.815014252004144" calcext:value-type="float">
            <text:p>0.815014252004144</text:p>
          </table:table-cell>
          <table:table-cell office:value-type="float" office:value="0.944424531910054" calcext:value-type="float">
            <text:p>0.944424531910054</text:p>
          </table:table-cell>
          <table:table-cell office:value-type="float" office:value="0.56690756095215" calcext:value-type="float">
            <text:p>0.56690756095215</text:p>
          </table:table-cell>
          <table:table-cell office:value-type="float" office:value="0.567212130964092" calcext:value-type="float">
            <text:p>0.567212130964092</text:p>
          </table:table-cell>
          <table:table-cell office:value-type="float" office:value="-0.0311124444398232" calcext:value-type="float">
            <text:p>-0.0311124444398232</text:p>
          </table:table-cell>
          <table:table-cell office:value-type="float" office:value="-0.0119132132431249" calcext:value-type="float">
            <text:p>-0.0119132132431249</text:p>
          </table:table-cell>
          <table:table-cell office:value-type="float" office:value="-0.0400248113340503" calcext:value-type="float">
            <text:p>-0.0400248113340503</text:p>
          </table:table-cell>
          <table:table-cell office:value-type="float" office:value="0.0404152290574988" calcext:value-type="float">
            <text:p>0.0404152290574988</text:p>
          </table:table-cell>
        </table:table-row>
        <table:table-row table:style-name="ro1">
          <table:table-cell office:value-type="string" calcext:value-type="string">
            <text:p>l_1stIn</text:p>
          </table:table-cell>
          <table:table-cell office:value-type="float" office:value="0.00869671182278341" calcext:value-type="float">
            <text:p>0.00869671182278341</text:p>
          </table:table-cell>
          <table:table-cell office:value-type="float" office:value="0.0248173872855556" calcext:value-type="float">
            <text:p>0.0248173872855556</text:p>
          </table:table-cell>
          <table:table-cell office:value-type="float" office:value="0.0133380674277142" calcext:value-type="float">
            <text:p>0.0133380674277142</text:p>
          </table:table-cell>
          <table:table-cell office:value-type="float" office:value="0.318208845807334" calcext:value-type="float">
            <text:p>0.318208845807334</text:p>
          </table:table-cell>
          <table:table-cell office:value-type="float" office:value="0.0306774407623482" calcext:value-type="float">
            <text:p>0.0306774407623482</text:p>
          </table:table-cell>
          <table:table-cell office:value-type="float" office:value="-0.0632764782129793" calcext:value-type="float">
            <text:p>-0.0632764782129793</text:p>
          </table:table-cell>
          <table:table-cell office:value-type="float" office:value="0.542525144620267" calcext:value-type="float">
            <text:p>0.542525144620267</text:p>
          </table:table-cell>
          <table:table-cell office:value-type="float" office:value="0.898219381837029" calcext:value-type="float">
            <text:p>0.898219381837029</text:p>
          </table:table-cell>
          <table:table-cell office:value-type="float" office:value="0.315487244180239" calcext:value-type="float">
            <text:p>0.315487244180239</text:p>
          </table:table-cell>
          <table:table-cell office:value-type="float" office:value="0.365173124561906" calcext:value-type="float">
            <text:p>0.365173124561906</text:p>
          </table:table-cell>
          <table:table-cell office:value-type="float" office:value="0.870318020508149" calcext:value-type="float">
            <text:p>0.870318020508149</text:p>
          </table:table-cell>
          <table:table-cell office:value-type="float" office:value="0.846386759829879" calcext:value-type="float">
            <text:p>0.846386759829879</text:p>
          </table:table-cell>
          <table:table-cell office:value-type="float" office:value="0.843256922300433" calcext:value-type="float">
            <text:p>0.843256922300433</text:p>
          </table:table-cell>
          <table:table-cell office:value-type="float" office:value="0.69247828735532" calcext:value-type="float">
            <text:p>0.69247828735532</text:p>
          </table:table-cell>
          <table:table-cell office:value-type="float" office:value="0.902776333651421" calcext:value-type="float">
            <text:p>0.902776333651421</text:p>
          </table:table-cell>
          <table:table-cell office:value-type="float" office:value="0.402850600755726" calcext:value-type="float">
            <text:p>0.402850600755726</text:p>
          </table:table-cell>
          <table:table-cell office:value-type="float" office:value="0.526807858337684" calcext:value-type="float">
            <text:p>0.526807858337684</text:p>
          </table:table-cell>
          <table:table-cell office:value-type="float" office:value="0.424082067470617" calcext:value-type="float">
            <text:p>0.424082067470617</text:p>
          </table:table-cell>
          <table:table-cell office:value-type="float" office:value="0.294827747996372" calcext:value-type="float">
            <text:p>0.294827747996372</text:p>
          </table:table-cell>
          <table:table-cell office:value-type="float" office:value="0.957886790557359" calcext:value-type="float">
            <text:p>0.957886790557359</text:p>
          </table:table-cell>
          <table:table-cell office:value-type="float" office:value="1" calcext:value-type="float">
            <text:p>1</text:p>
          </table:table-cell>
          <table:table-cell office:value-type="float" office:value="0.956413160920608" calcext:value-type="float">
            <text:p>0.956413160920608</text:p>
          </table:table-cell>
          <table:table-cell office:value-type="float" office:value="0.665389186912029" calcext:value-type="float">
            <text:p>0.665389186912029</text:p>
          </table:table-cell>
          <table:table-cell office:value-type="float" office:value="0.911104000702149" calcext:value-type="float">
            <text:p>0.911104000702149</text:p>
          </table:table-cell>
          <table:table-cell office:value-type="float" office:value="0.537304015741635" calcext:value-type="float">
            <text:p>0.537304015741635</text:p>
          </table:table-cell>
          <table:table-cell office:value-type="float" office:value="0.528374462276538" calcext:value-type="float">
            <text:p>0.528374462276538</text:p>
          </table:table-cell>
          <table:table-cell office:value-type="float" office:value="-0.0301074131449762" calcext:value-type="float">
            <text:p>-0.0301074131449762</text:p>
          </table:table-cell>
          <table:table-cell office:value-type="float" office:value="0.0168527531827846" calcext:value-type="float">
            <text:p>0.0168527531827846</text:p>
          </table:table-cell>
          <table:table-cell office:value-type="float" office:value="-0.0370658400876903" calcext:value-type="float">
            <text:p>-0.0370658400876903</text:p>
          </table:table-cell>
          <table:table-cell office:value-type="float" office:value="0.0459558982880418" calcext:value-type="float">
            <text:p>0.0459558982880418</text:p>
          </table:table-cell>
        </table:table-row>
        <table:table-row table:style-name="ro1">
          <table:table-cell office:value-type="string" calcext:value-type="string">
            <text:p>l_1stWon</text:p>
          </table:table-cell>
          <table:table-cell office:value-type="float" office:value="0.0531743985743727" calcext:value-type="float">
            <text:p>0.0531743985743727</text:p>
          </table:table-cell>
          <table:table-cell office:value-type="float" office:value="0.0312838813701948" calcext:value-type="float">
            <text:p>0.0312838813701948</text:p>
          </table:table-cell>
          <table:table-cell office:value-type="float" office:value="0.00310785830109697" calcext:value-type="float">
            <text:p>0.00310785830109697</text:p>
          </table:table-cell>
          <table:table-cell office:value-type="float" office:value="0.282105187834238" calcext:value-type="float">
            <text:p>0.282105187834238</text:p>
          </table:table-cell>
          <table:table-cell office:value-type="float" office:value="0.120193773421555" calcext:value-type="float">
            <text:p>0.120193773421555</text:p>
          </table:table-cell>
          <table:table-cell office:value-type="float" office:value="-0.0535842374105889" calcext:value-type="float">
            <text:p>-0.0535842374105889</text:p>
          </table:table-cell>
          <table:table-cell office:value-type="float" office:value="0.470579602669951" calcext:value-type="float">
            <text:p>0.470579602669951</text:p>
          </table:table-cell>
          <table:table-cell office:value-type="float" office:value="0.878748374372384" calcext:value-type="float">
            <text:p>0.878748374372384</text:p>
          </table:table-cell>
          <table:table-cell office:value-type="float" office:value="0.385192464583877" calcext:value-type="float">
            <text:p>0.385192464583877</text:p>
          </table:table-cell>
          <table:table-cell office:value-type="float" office:value="0.367695560080201" calcext:value-type="float">
            <text:p>0.367695560080201</text:p>
          </table:table-cell>
          <table:table-cell office:value-type="float" office:value="0.87146425361731" calcext:value-type="float">
            <text:p>0.87146425361731</text:p>
          </table:table-cell>
          <table:table-cell office:value-type="float" office:value="0.850553800598946" calcext:value-type="float">
            <text:p>0.850553800598946</text:p>
          </table:table-cell>
          <table:table-cell office:value-type="float" office:value="0.880032469337669" calcext:value-type="float">
            <text:p>0.880032469337669</text:p>
          </table:table-cell>
          <table:table-cell office:value-type="float" office:value="0.705647883651231" calcext:value-type="float">
            <text:p>0.705647883651231</text:p>
          </table:table-cell>
          <table:table-cell office:value-type="float" office:value="0.908654028520193" calcext:value-type="float">
            <text:p>0.908654028520193</text:p>
          </table:table-cell>
          <table:table-cell office:value-type="float" office:value="0.374453298027979" calcext:value-type="float">
            <text:p>0.374453298027979</text:p>
          </table:table-cell>
          <table:table-cell office:value-type="float" office:value="0.470471398669035" calcext:value-type="float">
            <text:p>0.470471398669035</text:p>
          </table:table-cell>
          <table:table-cell office:value-type="float" office:value="0.561231109204779" calcext:value-type="float">
            <text:p>0.561231109204779</text:p>
          </table:table-cell>
          <table:table-cell office:value-type="float" office:value="0.324876212440147" calcext:value-type="float">
            <text:p>0.324876212440147</text:p>
          </table:table-cell>
          <table:table-cell office:value-type="float" office:value="0.930268820691186" calcext:value-type="float">
            <text:p>0.930268820691186</text:p>
          </table:table-cell>
          <table:table-cell office:value-type="float" office:value="0.956413160920608" calcext:value-type="float">
            <text:p>0.956413160920608</text:p>
          </table:table-cell>
          <table:table-cell office:value-type="float" office:value="1" calcext:value-type="float">
            <text:p>1</text:p>
          </table:table-cell>
          <table:table-cell office:value-type="float" office:value="0.670300834724018" calcext:value-type="float">
            <text:p>0.670300834724018</text:p>
          </table:table-cell>
          <table:table-cell office:value-type="float" office:value="0.917301578282072" calcext:value-type="float">
            <text:p>0.917301578282072</text:p>
          </table:table-cell>
          <table:table-cell office:value-type="float" office:value="0.439557051794714" calcext:value-type="float">
            <text:p>0.439557051794714</text:p>
          </table:table-cell>
          <table:table-cell office:value-type="float" office:value="0.371640331180792" calcext:value-type="float">
            <text:p>0.371640331180792</text:p>
          </table:table-cell>
          <table:table-cell office:value-type="float" office:value="-0.0416160363540746" calcext:value-type="float">
            <text:p>-0.0416160363540746</text:p>
          </table:table-cell>
          <table:table-cell office:value-type="float" office:value="-0.00890784660734217" calcext:value-type="float">
            <text:p>-0.00890784660734217</text:p>
          </table:table-cell>
          <table:table-cell office:value-type="float" office:value="-0.0632983323310864" calcext:value-type="float">
            <text:p>-0.0632983323310864</text:p>
          </table:table-cell>
          <table:table-cell office:value-type="float" office:value="0.0772524842679806" calcext:value-type="float">
            <text:p>0.0772524842679806</text:p>
          </table:table-cell>
        </table:table-row>
        <table:table-row table:style-name="ro1">
          <table:table-cell office:value-type="string" calcext:value-type="string">
            <text:p>l_2ndWon</text:p>
          </table:table-cell>
          <table:table-cell office:value-type="float" office:value="0.00780058755307987" calcext:value-type="float">
            <text:p>0.00780058755307987</text:p>
          </table:table-cell>
          <table:table-cell office:value-type="float" office:value="0.0240619635333371" calcext:value-type="float">
            <text:p>0.0240619635333371</text:p>
          </table:table-cell>
          <table:table-cell office:value-type="float" office:value="-0.0129996381019081" calcext:value-type="float">
            <text:p>-0.0129996381019081</text:p>
          </table:table-cell>
          <table:table-cell office:value-type="float" office:value="0.229301116759481" calcext:value-type="float">
            <text:p>0.229301116759481</text:p>
          </table:table-cell>
          <table:table-cell office:value-type="float" office:value="-0.00189115268233432" calcext:value-type="float">
            <text:p>-0.00189115268233432</text:p>
          </table:table-cell>
          <table:table-cell office:value-type="float" office:value="0.0385873870803465" calcext:value-type="float">
            <text:p>0.0385873870803465</text:p>
          </table:table-cell>
          <table:table-cell office:value-type="float" office:value="0.382662270679413" calcext:value-type="float">
            <text:p>0.382662270679413</text:p>
          </table:table-cell>
          <table:table-cell office:value-type="float" office:value="0.785238829999111" calcext:value-type="float">
            <text:p>0.785238829999111</text:p>
          </table:table-cell>
          <table:table-cell office:value-type="float" office:value="0.339747876864804" calcext:value-type="float">
            <text:p>0.339747876864804</text:p>
          </table:table-cell>
          <table:table-cell office:value-type="float" office:value="0.36377639360127" calcext:value-type="float">
            <text:p>0.36377639360127</text:p>
          </table:table-cell>
          <table:table-cell office:value-type="float" office:value="0.765472348019354" calcext:value-type="float">
            <text:p>0.765472348019354</text:p>
          </table:table-cell>
          <table:table-cell office:value-type="float" office:value="0.722754009573916" calcext:value-type="float">
            <text:p>0.722754009573916</text:p>
          </table:table-cell>
          <table:table-cell office:value-type="float" office:value="0.734300541874764" calcext:value-type="float">
            <text:p>0.734300541874764</text:p>
          </table:table-cell>
          <table:table-cell office:value-type="float" office:value="0.654308610955814" calcext:value-type="float">
            <text:p>0.654308610955814</text:p>
          </table:table-cell>
          <table:table-cell office:value-type="float" office:value="0.781929816355058" calcext:value-type="float">
            <text:p>0.781929816355058</text:p>
          </table:table-cell>
          <table:table-cell office:value-type="float" office:value="0.360998964890701" calcext:value-type="float">
            <text:p>0.360998964890701</text:p>
          </table:table-cell>
          <table:table-cell office:value-type="float" office:value="0.449331932990331" calcext:value-type="float">
            <text:p>0.449331932990331</text:p>
          </table:table-cell>
          <table:table-cell office:value-type="float" office:value="0.362311283624988" calcext:value-type="float">
            <text:p>0.362311283624988</text:p>
          </table:table-cell>
          <table:table-cell office:value-type="float" office:value="0.34306583287773" calcext:value-type="float">
            <text:p>0.34306583287773</text:p>
          </table:table-cell>
          <table:table-cell office:value-type="float" office:value="0.815014252004144" calcext:value-type="float">
            <text:p>0.815014252004144</text:p>
          </table:table-cell>
          <table:table-cell office:value-type="float" office:value="0.665389186912029" calcext:value-type="float">
            <text:p>0.665389186912029</text:p>
          </table:table-cell>
          <table:table-cell office:value-type="float" office:value="0.670300834724018" calcext:value-type="float">
            <text:p>0.670300834724018</text:p>
          </table:table-cell>
          <table:table-cell office:value-type="float" office:value="1" calcext:value-type="float">
            <text:p>1</text:p>
          </table:table-cell>
          <table:table-cell office:value-type="float" office:value="0.793133752339701" calcext:value-type="float">
            <text:p>0.793133752339701</text:p>
          </table:table-cell>
          <table:table-cell office:value-type="float" office:value="0.388126149204205" calcext:value-type="float">
            <text:p>0.388126149204205</text:p>
          </table:table-cell>
          <table:table-cell office:value-type="float" office:value="0.340310806519481" calcext:value-type="float">
            <text:p>0.340310806519481</text:p>
          </table:table-cell>
          <table:table-cell office:value-type="float" office:value="-0.00932447677095748" calcext:value-type="float">
            <text:p>-0.00932447677095748</text:p>
          </table:table-cell>
          <table:table-cell office:value-type="float" office:value="-0.0919039685055229" calcext:value-type="float">
            <text:p>-0.0919039685055229</text:p>
          </table:table-cell>
          <table:table-cell office:value-type="float" office:value="-0.0341961721299596" calcext:value-type="float">
            <text:p>-0.0341961721299596</text:p>
          </table:table-cell>
          <table:table-cell office:value-type="float" office:value="0.0205334854892334" calcext:value-type="float">
            <text:p>0.0205334854892334</text:p>
          </table:table-cell>
        </table:table-row>
        <table:table-row table:style-name="ro1">
          <table:table-cell office:value-type="string" calcext:value-type="string">
            <text:p>l_SvGms</text:p>
          </table:table-cell>
          <table:table-cell office:value-type="float" office:value="0.00806351635705276" calcext:value-type="float">
            <text:p>0.00806351635705276</text:p>
          </table:table-cell>
          <table:table-cell office:value-type="float" office:value="0.031621910508917" calcext:value-type="float">
            <text:p>0.031621910508917</text:p>
          </table:table-cell>
          <table:table-cell office:value-type="float" office:value="-0.00144134791099392" calcext:value-type="float">
            <text:p>-0.00144134791099392</text:p>
          </table:table-cell>
          <table:table-cell office:value-type="float" office:value="0.349718217242474" calcext:value-type="float">
            <text:p>0.349718217242474</text:p>
          </table:table-cell>
          <table:table-cell office:value-type="float" office:value="0.0583553138455954" calcext:value-type="float">
            <text:p>0.0583553138455954</text:p>
          </table:table-cell>
          <table:table-cell office:value-type="float" office:value="-0.0278388710999772" calcext:value-type="float">
            <text:p>-0.0278388710999772</text:p>
          </table:table-cell>
          <table:table-cell office:value-type="float" office:value="0.588256141797873" calcext:value-type="float">
            <text:p>0.588256141797873</text:p>
          </table:table-cell>
          <table:table-cell office:value-type="float" office:value="0.931478503803242" calcext:value-type="float">
            <text:p>0.931478503803242</text:p>
          </table:table-cell>
          <table:table-cell office:value-type="float" office:value="0.355524026893154" calcext:value-type="float">
            <text:p>0.355524026893154</text:p>
          </table:table-cell>
          <table:table-cell office:value-type="float" office:value="0.412654126054597" calcext:value-type="float">
            <text:p>0.412654126054597</text:p>
          </table:table-cell>
          <table:table-cell office:value-type="float" office:value="0.936168695905636" calcext:value-type="float">
            <text:p>0.936168695905636</text:p>
          </table:table-cell>
          <table:table-cell office:value-type="float" office:value="0.902630434129931" calcext:value-type="float">
            <text:p>0.902630434129931</text:p>
          </table:table-cell>
          <table:table-cell office:value-type="float" office:value="0.902208966455545" calcext:value-type="float">
            <text:p>0.902208966455545</text:p>
          </table:table-cell>
          <table:table-cell office:value-type="float" office:value="0.757969150063407" calcext:value-type="float">
            <text:p>0.757969150063407</text:p>
          </table:table-cell>
          <table:table-cell office:value-type="float" office:value="0.988567603543376" calcext:value-type="float">
            <text:p>0.988567603543376</text:p>
          </table:table-cell>
          <table:table-cell office:value-type="float" office:value="0.449381326112767" calcext:value-type="float">
            <text:p>0.449381326112767</text:p>
          </table:table-cell>
          <table:table-cell office:value-type="float" office:value="0.579624007643055" calcext:value-type="float">
            <text:p>0.579624007643055</text:p>
          </table:table-cell>
          <table:table-cell office:value-type="float" office:value="0.478698889390698" calcext:value-type="float">
            <text:p>0.478698889390698</text:p>
          </table:table-cell>
          <table:table-cell office:value-type="float" office:value="0.377492718105421" calcext:value-type="float">
            <text:p>0.377492718105421</text:p>
          </table:table-cell>
          <table:table-cell office:value-type="float" office:value="0.944424531910054" calcext:value-type="float">
            <text:p>0.944424531910054</text:p>
          </table:table-cell>
          <table:table-cell office:value-type="float" office:value="0.911104000702149" calcext:value-type="float">
            <text:p>0.911104000702149</text:p>
          </table:table-cell>
          <table:table-cell office:value-type="float" office:value="0.917301578282072" calcext:value-type="float">
            <text:p>0.917301578282072</text:p>
          </table:table-cell>
          <table:table-cell office:value-type="float" office:value="0.793133752339701" calcext:value-type="float">
            <text:p>0.793133752339701</text:p>
          </table:table-cell>
          <table:table-cell office:value-type="float" office:value="1" calcext:value-type="float">
            <text:p>1</text:p>
          </table:table-cell>
          <table:table-cell office:value-type="float" office:value="0.394105379246404" calcext:value-type="float">
            <text:p>0.394105379246404</text:p>
          </table:table-cell>
          <table:table-cell office:value-type="float" office:value="0.4244903865109" calcext:value-type="float">
            <text:p>0.4244903865109</text:p>
          </table:table-cell>
          <table:table-cell office:value-type="float" office:value="-0.0265794588972227" calcext:value-type="float">
            <text:p>-0.0265794588972227</text:p>
          </table:table-cell>
          <table:table-cell office:value-type="float" office:value="-0.0242750297774849" calcext:value-type="float">
            <text:p>-0.0242750297774849</text:p>
          </table:table-cell>
          <table:table-cell office:value-type="float" office:value="-0.0668340818028788" calcext:value-type="float">
            <text:p>-0.0668340818028788</text:p>
          </table:table-cell>
          <table:table-cell office:value-type="float" office:value="0.0525963419473796" calcext:value-type="float">
            <text:p>0.0525963419473796</text:p>
          </table:table-cell>
        </table:table-row>
        <table:table-row table:style-name="ro1">
          <table:table-cell office:value-type="string" calcext:value-type="string">
            <text:p>l_bpSaved</text:p>
          </table:table-cell>
          <table:table-cell office:value-type="float" office:value="-0.087248647876982" calcext:value-type="float">
            <text:p>-0.087248647876982</text:p>
          </table:table-cell>
          <table:table-cell office:value-type="float" office:value="0.0349641879785856" calcext:value-type="float">
            <text:p>0.0349641879785856</text:p>
          </table:table-cell>
          <table:table-cell office:value-type="float" office:value="0.0478110051123349" calcext:value-type="float">
            <text:p>0.0478110051123349</text:p>
          </table:table-cell>
          <table:table-cell office:value-type="float" office:value="0.256726494100959" calcext:value-type="float">
            <text:p>0.256726494100959</text:p>
          </table:table-cell>
          <table:table-cell office:value-type="float" office:value="-0.0631905978913782" calcext:value-type="float">
            <text:p>-0.0631905978913782</text:p>
          </table:table-cell>
          <table:table-cell office:value-type="float" office:value="0.000523335620744302" calcext:value-type="float">
            <text:p>0.000523335620744302</text:p>
          </table:table-cell>
          <table:table-cell office:value-type="float" office:value="0.29925387401951" calcext:value-type="float">
            <text:p>0.29925387401951</text:p>
          </table:table-cell>
          <table:table-cell office:value-type="float" office:value="0.462102972691306" calcext:value-type="float">
            <text:p>0.462102972691306</text:p>
          </table:table-cell>
          <table:table-cell office:value-type="float" office:value="0.00769539602042927" calcext:value-type="float">
            <text:p>0.00769539602042927</text:p>
          </table:table-cell>
          <table:table-cell office:value-type="float" office:value="0.137464276775038" calcext:value-type="float">
            <text:p>0.137464276775038</text:p>
          </table:table-cell>
          <table:table-cell office:value-type="float" office:value="0.385921184395532" calcext:value-type="float">
            <text:p>0.385921184395532</text:p>
          </table:table-cell>
          <table:table-cell office:value-type="float" office:value="0.371616287519451" calcext:value-type="float">
            <text:p>0.371616287519451</text:p>
          </table:table-cell>
          <table:table-cell office:value-type="float" office:value="0.320350798484868" calcext:value-type="float">
            <text:p>0.320350798484868</text:p>
          </table:table-cell>
          <table:table-cell office:value-type="float" office:value="0.296153971301965" calcext:value-type="float">
            <text:p>0.296153971301965</text:p>
          </table:table-cell>
          <table:table-cell office:value-type="float" office:value="0.386614164039989" calcext:value-type="float">
            <text:p>0.386614164039989</text:p>
          </table:table-cell>
          <table:table-cell office:value-type="float" office:value="0.230030129310246" calcext:value-type="float">
            <text:p>0.230030129310246</text:p>
          </table:table-cell>
          <table:table-cell office:value-type="float" office:value="0.31850180953715" calcext:value-type="float">
            <text:p>0.31850180953715</text:p>
          </table:table-cell>
          <table:table-cell office:value-type="float" office:value="0.11045495246679" calcext:value-type="float">
            <text:p>0.11045495246679</text:p>
          </table:table-cell>
          <table:table-cell office:value-type="float" office:value="0.275337119364643" calcext:value-type="float">
            <text:p>0.275337119364643</text:p>
          </table:table-cell>
          <table:table-cell office:value-type="float" office:value="0.56690756095215" calcext:value-type="float">
            <text:p>0.56690756095215</text:p>
          </table:table-cell>
          <table:table-cell office:value-type="float" office:value="0.537304015741635" calcext:value-type="float">
            <text:p>0.537304015741635</text:p>
          </table:table-cell>
          <table:table-cell office:value-type="float" office:value="0.439557051794714" calcext:value-type="float">
            <text:p>0.439557051794714</text:p>
          </table:table-cell>
          <table:table-cell office:value-type="float" office:value="0.388126149204205" calcext:value-type="float">
            <text:p>0.388126149204205</text:p>
          </table:table-cell>
          <table:table-cell office:value-type="float" office:value="0.394105379246404" calcext:value-type="float">
            <text:p>0.394105379246404</text:p>
          </table:table-cell>
          <table:table-cell office:value-type="float" office:value="1" calcext:value-type="float">
            <text:p>1</text:p>
          </table:table-cell>
          <table:table-cell office:value-type="float" office:value="0.92326915111534" calcext:value-type="float">
            <text:p>0.92326915111534</text:p>
          </table:table-cell>
          <table:table-cell office:value-type="float" office:value="-0.0242638398298055" calcext:value-type="float">
            <text:p>-0.0242638398298055</text:p>
          </table:table-cell>
          <table:table-cell office:value-type="float" office:value="-0.00492269674903409" calcext:value-type="float">
            <text:p>-0.00492269674903409</text:p>
          </table:table-cell>
          <table:table-cell office:value-type="float" office:value="0.0384998796621451" calcext:value-type="float">
            <text:p>0.0384998796621451</text:p>
          </table:table-cell>
          <table:table-cell office:value-type="float" office:value="-0.0308698352805236" calcext:value-type="float">
            <text:p>-0.0308698352805236</text:p>
          </table:table-cell>
        </table:table-row>
        <table:table-row table:style-name="ro1">
          <table:table-cell office:value-type="string" calcext:value-type="string">
            <text:p>l_bpFaced</text:p>
          </table:table-cell>
          <table:table-cell office:value-type="float" office:value="-0.143113898310517" calcext:value-type="float">
            <text:p>-0.143113898310517</text:p>
          </table:table-cell>
          <table:table-cell office:value-type="float" office:value="0.0251838048975956" calcext:value-type="float">
            <text:p>0.0251838048975956</text:p>
          </table:table-cell>
          <table:table-cell office:value-type="float" office:value="0.0457134211296713" calcext:value-type="float">
            <text:p>0.0457134211296713</text:p>
          </table:table-cell>
          <table:table-cell office:value-type="float" office:value="0.327399344196933" calcext:value-type="float">
            <text:p>0.327399344196933</text:p>
          </table:table-cell>
          <table:table-cell office:value-type="float" office:value="-0.129071465748237" calcext:value-type="float">
            <text:p>-0.129071465748237</text:p>
          </table:table-cell>
          <table:table-cell office:value-type="float" office:value="-0.00570119114680305" calcext:value-type="float">
            <text:p>-0.00570119114680305</text:p>
          </table:table-cell>
          <table:table-cell office:value-type="float" office:value="0.440964995693863" calcext:value-type="float">
            <text:p>0.440964995693863</text:p>
          </table:table-cell>
          <table:table-cell office:value-type="float" office:value="0.481703099955026" calcext:value-type="float">
            <text:p>0.481703099955026</text:p>
          </table:table-cell>
          <table:table-cell office:value-type="float" office:value="-0.0750530072777122" calcext:value-type="float">
            <text:p>-0.0750530072777122</text:p>
          </table:table-cell>
          <table:table-cell office:value-type="float" office:value="0.16447285618044" calcext:value-type="float">
            <text:p>0.16447285618044</text:p>
          </table:table-cell>
          <table:table-cell office:value-type="float" office:value="0.407428189225702" calcext:value-type="float">
            <text:p>0.407428189225702</text:p>
          </table:table-cell>
          <table:table-cell office:value-type="float" office:value="0.387394940413837" calcext:value-type="float">
            <text:p>0.387394940413837</text:p>
          </table:table-cell>
          <table:table-cell office:value-type="float" office:value="0.296822117815029" calcext:value-type="float">
            <text:p>0.296822117815029</text:p>
          </table:table-cell>
          <table:table-cell office:value-type="float" office:value="0.295057849112372" calcext:value-type="float">
            <text:p>0.295057849112372</text:p>
          </table:table-cell>
          <table:table-cell office:value-type="float" office:value="0.416929471355052" calcext:value-type="float">
            <text:p>0.416929471355052</text:p>
          </table:table-cell>
          <table:table-cell office:value-type="float" office:value="0.283638458484396" calcext:value-type="float">
            <text:p>0.283638458484396</text:p>
          </table:table-cell>
          <table:table-cell office:value-type="float" office:value="0.416672133774559" calcext:value-type="float">
            <text:p>0.416672133774559</text:p>
          </table:table-cell>
          <table:table-cell office:value-type="float" office:value="0.0014471124032677" calcext:value-type="float">
            <text:p>0.0014471124032677</text:p>
          </table:table-cell>
          <table:table-cell office:value-type="float" office:value="0.31394305536953" calcext:value-type="float">
            <text:p>0.31394305536953</text:p>
          </table:table-cell>
          <table:table-cell office:value-type="float" office:value="0.567212130964092" calcext:value-type="float">
            <text:p>0.567212130964092</text:p>
          </table:table-cell>
          <table:table-cell office:value-type="float" office:value="0.528374462276538" calcext:value-type="float">
            <text:p>0.528374462276538</text:p>
          </table:table-cell>
          <table:table-cell office:value-type="float" office:value="0.371640331180792" calcext:value-type="float">
            <text:p>0.371640331180792</text:p>
          </table:table-cell>
          <table:table-cell office:value-type="float" office:value="0.340310806519481" calcext:value-type="float">
            <text:p>0.340310806519481</text:p>
          </table:table-cell>
          <table:table-cell office:value-type="float" office:value="0.4244903865109" calcext:value-type="float">
            <text:p>0.4244903865109</text:p>
          </table:table-cell>
          <table:table-cell office:value-type="float" office:value="0.92326915111534" calcext:value-type="float">
            <text:p>0.92326915111534</text:p>
          </table:table-cell>
          <table:table-cell office:value-type="float" office:value="1" calcext:value-type="float">
            <text:p>1</text:p>
          </table:table-cell>
          <table:table-cell office:value-type="float" office:value="-0.00950186791750512" calcext:value-type="float">
            <text:p>-0.00950186791750512</text:p>
          </table:table-cell>
          <table:table-cell office:value-type="float" office:value="0.0239919855512096" calcext:value-type="float">
            <text:p>0.0239919855512096</text:p>
          </table:table-cell>
          <table:table-cell office:value-type="float" office:value="0.0391832905153774" calcext:value-type="float">
            <text:p>0.0391832905153774</text:p>
          </table:table-cell>
          <table:table-cell office:value-type="float" office:value="-0.0524807581515261" calcext:value-type="float">
            <text:p>-0.0524807581515261</text:p>
          </table:table-cell>
        </table:table-row>
        <table:table-row table:style-name="ro1">
          <table:table-cell office:value-type="string" calcext:value-type="string">
            <text:p>winner_rank</text:p>
          </table:table-cell>
          <table:table-cell office:value-type="float" office:value="-0.0843235953444352" calcext:value-type="float">
            <text:p>-0.0843235953444352</text:p>
          </table:table-cell>
          <table:table-cell office:value-type="float" office:value="-0.156097042788714" calcext:value-type="float">
            <text:p>-0.156097042788714</text:p>
          </table:table-cell>
          <table:table-cell office:value-type="float" office:value="0.134529290169698" calcext:value-type="float">
            <text:p>0.134529290169698</text:p>
          </table:table-cell>
          <table:table-cell office:value-type="float" office:value="-0.057615469357963" calcext:value-type="float">
            <text:p>-0.057615469357963</text:p>
          </table:table-cell>
          <table:table-cell office:value-type="float" office:value="-0.0543191578394434" calcext:value-type="float">
            <text:p>-0.0543191578394434</text:p>
          </table:table-cell>
          <table:table-cell office:value-type="float" office:value="-0.0737127215604996" calcext:value-type="float">
            <text:p>-0.0737127215604996</text:p>
          </table:table-cell>
          <table:table-cell office:value-type="float" office:value="-0.107372596052569" calcext:value-type="float">
            <text:p>-0.107372596052569</text:p>
          </table:table-cell>
          <table:table-cell office:value-type="float" office:value="-0.0356997063969996" calcext:value-type="float">
            <text:p>-0.0356997063969996</text:p>
          </table:table-cell>
          <table:table-cell office:value-type="float" office:value="-0.111573449249057" calcext:value-type="float">
            <text:p>-0.111573449249057</text:p>
          </table:table-cell>
          <table:table-cell office:value-type="float" office:value="0.00316773930810827" calcext:value-type="float">
            <text:p>0.00316773930810827</text:p>
          </table:table-cell>
          <table:table-cell office:value-type="float" office:value="-0.000593106310122119" calcext:value-type="float">
            <text:p>-0.000593106310122119</text:p>
          </table:table-cell>
          <table:table-cell office:value-type="float" office:value="-0.00156355540089378" calcext:value-type="float">
            <text:p>-0.00156355540089378</text:p>
          </table:table-cell>
          <table:table-cell office:value-type="float" office:value="-0.0403962438846852" calcext:value-type="float">
            <text:p>-0.0403962438846852</text:p>
          </table:table-cell>
          <table:table-cell office:value-type="float" office:value="-0.00628593090377876" calcext:value-type="float">
            <text:p>-0.00628593090377876</text:p>
          </table:table-cell>
          <table:table-cell office:value-type="float" office:value="-0.0248609786615321" calcext:value-type="float">
            <text:p>-0.0248609786615321</text:p>
          </table:table-cell>
          <table:table-cell office:value-type="float" office:value="0.0734407441944314" calcext:value-type="float">
            <text:p>0.0734407441944314</text:p>
          </table:table-cell>
          <table:table-cell office:value-type="float" office:value="0.0830905519387075" calcext:value-type="float">
            <text:p>0.0830905519387075</text:p>
          </table:table-cell>
          <table:table-cell office:value-type="float" office:value="-0.0627054958778027" calcext:value-type="float">
            <text:p>-0.0627054958778027</text:p>
          </table:table-cell>
          <table:table-cell office:value-type="float" office:value="0.024577051349733" calcext:value-type="float">
            <text:p>0.024577051349733</text:p>
          </table:table-cell>
          <table:table-cell office:value-type="float" office:value="-0.0311124444398232" calcext:value-type="float">
            <text:p>-0.0311124444398232</text:p>
          </table:table-cell>
          <table:table-cell office:value-type="float" office:value="-0.0301074131449762" calcext:value-type="float">
            <text:p>-0.0301074131449762</text:p>
          </table:table-cell>
          <table:table-cell office:value-type="float" office:value="-0.0416160363540746" calcext:value-type="float">
            <text:p>-0.0416160363540746</text:p>
          </table:table-cell>
          <table:table-cell office:value-type="float" office:value="-0.00932447677095748" calcext:value-type="float">
            <text:p>-0.00932447677095748</text:p>
          </table:table-cell>
          <table:table-cell office:value-type="float" office:value="-0.0265794588972227" calcext:value-type="float">
            <text:p>-0.0265794588972227</text:p>
          </table:table-cell>
          <table:table-cell office:value-type="float" office:value="-0.0242638398298055" calcext:value-type="float">
            <text:p>-0.0242638398298055</text:p>
          </table:table-cell>
          <table:table-cell office:value-type="float" office:value="-0.00950186791750512" calcext:value-type="float">
            <text:p>-0.00950186791750512</text:p>
          </table:table-cell>
          <table:table-cell office:value-type="float" office:value="1" calcext:value-type="float">
            <text:p>1</text:p>
          </table:table-cell>
          <table:table-cell office:value-type="float" office:value="-0.334691735345197" calcext:value-type="float">
            <text:p>-0.334691735345197</text:p>
          </table:table-cell>
          <table:table-cell office:value-type="float" office:value="0.483917520245466" calcext:value-type="float">
            <text:p>0.483917520245466</text:p>
          </table:table-cell>
          <table:table-cell office:value-type="float" office:value="-0.176151515789472" calcext:value-type="float">
            <text:p>-0.176151515789472</text:p>
          </table:table-cell>
        </table:table-row>
        <table:table-row table:style-name="ro1">
          <table:table-cell office:value-type="string" calcext:value-type="string">
            <text:p>winner_rank_points</text:p>
          </table:table-cell>
          <table:table-cell office:value-type="float" office:value="0.092454275982658" calcext:value-type="float">
            <text:p>0.092454275982658</text:p>
          </table:table-cell>
          <table:table-cell office:value-type="float" office:value="0.208939006959603" calcext:value-type="float">
            <text:p>0.208939006959603</text:p>
          </table:table-cell>
          <table:table-cell office:value-type="float" office:value="-0.0170265042050979" calcext:value-type="float">
            <text:p>-0.0170265042050979</text:p>
          </table:table-cell>
          <table:table-cell office:value-type="float" office:value="0.113094929491964" calcext:value-type="float">
            <text:p>0.113094929491964</text:p>
          </table:table-cell>
          <table:table-cell office:value-type="float" office:value="0.0138054807650731" calcext:value-type="float">
            <text:p>0.0138054807650731</text:p>
          </table:table-cell>
          <table:table-cell office:value-type="float" office:value="0.00778577013364703" calcext:value-type="float">
            <text:p>0.00778577013364703</text:p>
          </table:table-cell>
          <table:table-cell office:value-type="float" office:value="0.146917292022689" calcext:value-type="float">
            <text:p>0.146917292022689</text:p>
          </table:table-cell>
          <table:table-cell office:value-type="float" office:value="0.00984605806141637" calcext:value-type="float">
            <text:p>0.00984605806141637</text:p>
          </table:table-cell>
          <table:table-cell office:value-type="float" office:value="0.00727518351072814" calcext:value-type="float">
            <text:p>0.00727518351072814</text:p>
          </table:table-cell>
          <table:table-cell office:value-type="float" office:value="-0.00591202903489385" calcext:value-type="float">
            <text:p>-0.00591202903489385</text:p>
          </table:table-cell>
          <table:table-cell office:value-type="float" office:value="-0.0514029953324975" calcext:value-type="float">
            <text:p>-0.0514029953324975</text:p>
          </table:table-cell>
          <table:table-cell office:value-type="float" office:value="-0.0317558438929946" calcext:value-type="float">
            <text:p>-0.0317558438929946</text:p>
          </table:table-cell>
          <table:table-cell office:value-type="float" office:value="-0.00452937111699159" calcext:value-type="float">
            <text:p>-0.00452937111699159</text:p>
          </table:table-cell>
          <table:table-cell office:value-type="float" office:value="-0.0519252657416232" calcext:value-type="float">
            <text:p>-0.0519252657416232</text:p>
          </table:table-cell>
          <table:table-cell office:value-type="float" office:value="-0.0185677379586206" calcext:value-type="float">
            <text:p>-0.0185677379586206</text:p>
          </table:table-cell>
          <table:table-cell office:value-type="float" office:value="-0.0948324464820033" calcext:value-type="float">
            <text:p>-0.0948324464820033</text:p>
          </table:table-cell>
          <table:table-cell office:value-type="float" office:value="-0.100997067500717" calcext:value-type="float">
            <text:p>-0.100997067500717</text:p>
          </table:table-cell>
          <table:table-cell office:value-type="float" office:value="-0.0102992824934582" calcext:value-type="float">
            <text:p>-0.0102992824934582</text:p>
          </table:table-cell>
          <table:table-cell office:value-type="float" office:value="-0.0412688529136538" calcext:value-type="float">
            <text:p>-0.0412688529136538</text:p>
          </table:table-cell>
          <table:table-cell office:value-type="float" office:value="-0.0119132132431249" calcext:value-type="float">
            <text:p>-0.0119132132431249</text:p>
          </table:table-cell>
          <table:table-cell office:value-type="float" office:value="0.0168527531827846" calcext:value-type="float">
            <text:p>0.0168527531827846</text:p>
          </table:table-cell>
          <table:table-cell office:value-type="float" office:value="-0.00890784660734217" calcext:value-type="float">
            <text:p>-0.00890784660734217</text:p>
          </table:table-cell>
          <table:table-cell office:value-type="float" office:value="-0.0919039685055229" calcext:value-type="float">
            <text:p>-0.0919039685055229</text:p>
          </table:table-cell>
          <table:table-cell office:value-type="float" office:value="-0.0242750297774849" calcext:value-type="float">
            <text:p>-0.0242750297774849</text:p>
          </table:table-cell>
          <table:table-cell office:value-type="float" office:value="-0.00492269674903409" calcext:value-type="float">
            <text:p>-0.00492269674903409</text:p>
          </table:table-cell>
          <table:table-cell office:value-type="float" office:value="0.0239919855512096" calcext:value-type="float">
            <text:p>0.0239919855512096</text:p>
          </table:table-cell>
          <table:table-cell office:value-type="float" office:value="-0.334691735345197" calcext:value-type="float">
            <text:p>-0.334691735345197</text:p>
          </table:table-cell>
          <table:table-cell office:value-type="float" office:value="1" calcext:value-type="float">
            <text:p>1</text:p>
          </table:table-cell>
          <table:table-cell office:value-type="float" office:value="-0.149812734542772" calcext:value-type="float">
            <text:p>-0.149812734542772</text:p>
          </table:table-cell>
          <table:table-cell office:value-type="float" office:value="0.268555332587524" calcext:value-type="float">
            <text:p>0.268555332587524</text:p>
          </table:table-cell>
        </table:table-row>
        <table:table-row table:style-name="ro1">
          <table:table-cell office:value-type="string" calcext:value-type="string">
            <text:p>loser_rank</text:p>
          </table:table-cell>
          <table:table-cell office:value-type="float" office:value="-0.0511732213001213" calcext:value-type="float">
            <text:p>-0.0511732213001213</text:p>
          </table:table-cell>
          <table:table-cell office:value-type="float" office:value="-0.00410449383106036" calcext:value-type="float">
            <text:p>-0.00410449383106036</text:p>
          </table:table-cell>
          <table:table-cell office:value-type="float" office:value="0.184742633004396" calcext:value-type="float">
            <text:p>0.184742633004396</text:p>
          </table:table-cell>
          <table:table-cell office:value-type="float" office:value="0.132759510380005" calcext:value-type="float">
            <text:p>0.132759510380005</text:p>
          </table:table-cell>
          <table:table-cell office:value-type="float" office:value="-0.0874568150854064" calcext:value-type="float">
            <text:p>-0.0874568150854064</text:p>
          </table:table-cell>
          <table:table-cell office:value-type="float" office:value="-0.12722936320498" calcext:value-type="float">
            <text:p>-0.12722936320498</text:p>
          </table:table-cell>
          <table:table-cell office:value-type="float" office:value="-0.0848189019254716" calcext:value-type="float">
            <text:p>-0.0848189019254716</text:p>
          </table:table-cell>
          <table:table-cell office:value-type="float" office:value="-0.0794240071311263" calcext:value-type="float">
            <text:p>-0.0794240071311263</text:p>
          </table:table-cell>
          <table:table-cell office:value-type="float" office:value="-0.0266025407811118" calcext:value-type="float">
            <text:p>-0.0266025407811118</text:p>
          </table:table-cell>
          <table:table-cell office:value-type="float" office:value="-0.0225684099474016" calcext:value-type="float">
            <text:p>-0.0225684099474016</text:p>
          </table:table-cell>
          <table:table-cell office:value-type="float" office:value="-0.0819889336176896" calcext:value-type="float">
            <text:p>-0.0819889336176896</text:p>
          </table:table-cell>
          <table:table-cell office:value-type="float" office:value="-0.0791979276492617" calcext:value-type="float">
            <text:p>-0.0791979276492617</text:p>
          </table:table-cell>
          <table:table-cell office:value-type="float" office:value="-0.0766923199568655" calcext:value-type="float">
            <text:p>-0.0766923199568655</text:p>
          </table:table-cell>
          <table:table-cell office:value-type="float" office:value="-0.0540520497141327" calcext:value-type="float">
            <text:p>-0.0540520497141327</text:p>
          </table:table-cell>
          <table:table-cell office:value-type="float" office:value="-0.0634756763750757" calcext:value-type="float">
            <text:p>-0.0634756763750757</text:p>
          </table:table-cell>
          <table:table-cell office:value-type="float" office:value="-0.0583453177936994" calcext:value-type="float">
            <text:p>-0.0583453177936994</text:p>
          </table:table-cell>
          <table:table-cell office:value-type="float" office:value="-0.0579570535242474" calcext:value-type="float">
            <text:p>-0.0579570535242474</text:p>
          </table:table-cell>
          <table:table-cell office:value-type="float" office:value="-0.0816597907670043" calcext:value-type="float">
            <text:p>-0.0816597907670043</text:p>
          </table:table-cell>
          <table:table-cell office:value-type="float" office:value="-0.0264864468753625" calcext:value-type="float">
            <text:p>-0.0264864468753625</text:p>
          </table:table-cell>
          <table:table-cell office:value-type="float" office:value="-0.0400248113340503" calcext:value-type="float">
            <text:p>-0.0400248113340503</text:p>
          </table:table-cell>
          <table:table-cell office:value-type="float" office:value="-0.0370658400876903" calcext:value-type="float">
            <text:p>-0.0370658400876903</text:p>
          </table:table-cell>
          <table:table-cell office:value-type="float" office:value="-0.0632983323310864" calcext:value-type="float">
            <text:p>-0.0632983323310864</text:p>
          </table:table-cell>
          <table:table-cell office:value-type="float" office:value="-0.0341961721299596" calcext:value-type="float">
            <text:p>-0.0341961721299596</text:p>
          </table:table-cell>
          <table:table-cell office:value-type="float" office:value="-0.0668340818028788" calcext:value-type="float">
            <text:p>-0.0668340818028788</text:p>
          </table:table-cell>
          <table:table-cell office:value-type="float" office:value="0.0384998796621451" calcext:value-type="float">
            <text:p>0.0384998796621451</text:p>
          </table:table-cell>
          <table:table-cell office:value-type="float" office:value="0.0391832905153774" calcext:value-type="float">
            <text:p>0.0391832905153774</text:p>
          </table:table-cell>
          <table:table-cell office:value-type="float" office:value="0.483917520245466" calcext:value-type="float">
            <text:p>0.483917520245466</text:p>
          </table:table-cell>
          <table:table-cell office:value-type="float" office:value="-0.149812734542772" calcext:value-type="float">
            <text:p>-0.149812734542772</text:p>
          </table:table-cell>
          <table:table-cell office:value-type="float" office:value="1" calcext:value-type="float">
            <text:p>1</text:p>
          </table:table-cell>
          <table:table-cell office:value-type="float" office:value="-0.334487538223179" calcext:value-type="float">
            <text:p>-0.334487538223179</text:p>
          </table:table-cell>
        </table:table-row>
        <table:table-row table:style-name="ro1">
          <table:table-cell office:value-type="string" calcext:value-type="string">
            <text:p>loser_rank_points</text:p>
          </table:table-cell>
          <table:table-cell office:value-type="float" office:value="0.0332124986906272" calcext:value-type="float">
            <text:p>0.0332124986906272</text:p>
          </table:table-cell>
          <table:table-cell office:value-type="float" office:value="0.0130214362776399" calcext:value-type="float">
            <text:p>0.0130214362776399</text:p>
          </table:table-cell>
          <table:table-cell office:value-type="float" office:value="-0.0965788450478441" calcext:value-type="float">
            <text:p>-0.0965788450478441</text:p>
          </table:table-cell>
          <table:table-cell office:value-type="float" office:value="-0.32115454558435" calcext:value-type="float">
            <text:p>-0.32115454558435</text:p>
          </table:table-cell>
          <table:table-cell office:value-type="float" office:value="0.116335679234793" calcext:value-type="float">
            <text:p>0.116335679234793</text:p>
          </table:table-cell>
          <table:table-cell office:value-type="float" office:value="0.0396903129816907" calcext:value-type="float">
            <text:p>0.0396903129816907</text:p>
          </table:table-cell>
          <table:table-cell office:value-type="float" office:value="-0.014679695985886" calcext:value-type="float">
            <text:p>-0.014679695985886</text:p>
          </table:table-cell>
          <table:table-cell office:value-type="float" office:value="0.094099391568261" calcext:value-type="float">
            <text:p>0.094099391568261</text:p>
          </table:table-cell>
          <table:table-cell office:value-type="float" office:value="0.0101384616483969" calcext:value-type="float">
            <text:p>0.0101384616483969</text:p>
          </table:table-cell>
          <table:table-cell office:value-type="float" office:value="-0.0230971437823343" calcext:value-type="float">
            <text:p>-0.0230971437823343</text:p>
          </table:table-cell>
          <table:table-cell office:value-type="float" office:value="0.0573150280453413" calcext:value-type="float">
            <text:p>0.0573150280453413</text:p>
          </table:table-cell>
          <table:table-cell office:value-type="float" office:value="0.067269761940553" calcext:value-type="float">
            <text:p>0.067269761940553</text:p>
          </table:table-cell>
          <table:table-cell office:value-type="float" office:value="0.067434394563878" calcext:value-type="float">
            <text:p>0.067434394563878</text:p>
          </table:table-cell>
          <table:table-cell office:value-type="float" office:value="0.0164062444632794" calcext:value-type="float">
            <text:p>0.0164062444632794</text:p>
          </table:table-cell>
          <table:table-cell office:value-type="float" office:value="0.0417374463348251" calcext:value-type="float">
            <text:p>0.0417374463348251</text:p>
          </table:table-cell>
          <table:table-cell office:value-type="float" office:value="0.0513845723316658" calcext:value-type="float">
            <text:p>0.0513845723316658</text:p>
          </table:table-cell>
          <table:table-cell office:value-type="float" office:value="0.0487765406613879" calcext:value-type="float">
            <text:p>0.0487765406613879</text:p>
          </table:table-cell>
          <table:table-cell office:value-type="float" office:value="0.0874348206674001" calcext:value-type="float">
            <text:p>0.0874348206674001</text:p>
          </table:table-cell>
          <table:table-cell office:value-type="float" office:value="0.0272760129193105" calcext:value-type="float">
            <text:p>0.0272760129193105</text:p>
          </table:table-cell>
          <table:table-cell office:value-type="float" office:value="0.0404152290574988" calcext:value-type="float">
            <text:p>0.0404152290574988</text:p>
          </table:table-cell>
          <table:table-cell office:value-type="float" office:value="0.0459558982880418" calcext:value-type="float">
            <text:p>0.0459558982880418</text:p>
          </table:table-cell>
          <table:table-cell office:value-type="float" office:value="0.0772524842679806" calcext:value-type="float">
            <text:p>0.0772524842679806</text:p>
          </table:table-cell>
          <table:table-cell office:value-type="float" office:value="0.0205334854892334" calcext:value-type="float">
            <text:p>0.0205334854892334</text:p>
          </table:table-cell>
          <table:table-cell office:value-type="float" office:value="0.0525963419473796" calcext:value-type="float">
            <text:p>0.0525963419473796</text:p>
          </table:table-cell>
          <table:table-cell office:value-type="float" office:value="-0.0308698352805236" calcext:value-type="float">
            <text:p>-0.0308698352805236</text:p>
          </table:table-cell>
          <table:table-cell office:value-type="float" office:value="-0.0524807581515261" calcext:value-type="float">
            <text:p>-0.0524807581515261</text:p>
          </table:table-cell>
          <table:table-cell office:value-type="float" office:value="-0.176151515789472" calcext:value-type="float">
            <text:p>-0.176151515789472</text:p>
          </table:table-cell>
          <table:table-cell office:value-type="float" office:value="0.268555332587524" calcext:value-type="float">
            <text:p>0.268555332587524</text:p>
          </table:table-cell>
          <table:table-cell office:value-type="float" office:value="-0.334487538223179" calcext:value-type="float">
            <text:p>-0.334487538223179</text:p>
          </table:table-cell>
          <table:table-cell office:value-type="float" office:value="1" calcext:value-type="float">
            <text:p>1</text:p>
          </table:table-cell>
        </table:table-row>
      </table:table>
      <table:table table:name="Sheet1" table:style-name="ta1">
        <table:table-column table:style-name="co8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7T19:04:31.594393790</meta:creation-date>
    <dc:date>2022-04-17T22:13:36.525498625</dc:date>
    <meta:editing-duration>PT2H58M54S</meta:editing-duration>
    <meta:editing-cycles>1</meta:editing-cycles>
    <meta:document-statistic meta:table-count="2" meta:cell-count="960" meta:object-count="0"/>
    <meta:generator>LibreOffice/7.3.2.2$Linux_X86_64 LibreOffice_project/30$Build-2</meta:generator>
  </office:meta>
</office:document-meta>
</file>